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, 游ゴシック, メイリオ" style:font-family-generic="modern" style:font-pitch="fixed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  <style:style style:name="ce30" style:family="table-cell" style:parent-style-name="Default">
      <style:text-properties style:font-name="Liberation Serif" style:font-name-asian="Segoe UI" style:font-name-complex="Tahoma"/>
    </style:style>
    <style:style style:name="ce20" style:family="table-cell" style:parent-style-name="Default">
      <style:text-properties style:font-name="ＭＳ ゴシック" style:font-name-asian="ＭＳ ゴシック" style:font-name-complex="ＭＳ ゴシック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"/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94.8" calcext:value-type="float">
            <text:p>94.8</text:p>
          </table:table-cell>
          <table:table-cell office:value-type="float" office:value="51.4" calcext:value-type="float">
            <text:p>51.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74565" calcext:value-type="float">
            <text:p>74565</text:p>
          </table:table-cell>
          <table:table-cell table:formula="of:=[.C121]*(100 + [.D120]) /100" office:value-type="float" office:value="145252.62" calcext:value-type="float">
            <text:p>145252.62</text:p>
          </table:table-cell>
          <table:table-cell table:formula="of:=([.C121]*(100-[.E120]) + [.D121] * [.E120]) /100" office:value-type="float" office:value="110898.43668" calcext:value-type="float">
            <text:p>110898.4366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r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Soldier 0 – Anby</text:p>
          </table:table-cell>
          <table:table-cell office:value-type="string" calcext:value-type="string">
            <text:p>0号・アンビー</text:p>
          </table:table-cell>
          <table:table-cell office:value-type="float" office:value="7673" calcext:value-type="float">
            <text:p>7673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/>
          <table:table-cell office:value-type="string" calcext:value-type="string">
            <text:p>Pulchra Fellini</text:p>
          </table:table-cell>
          <table:table-cell office:value-type="string" calcext:value-type="string">
            <text:p>プルクラ・フェリーニ</text:p>
          </table:table-cell>
          <table:table-cell office:value-type="float" office:value="7612" calcext:value-type="float">
            <text:p>7612</text:p>
          </table:table-cell>
          <table:table-cell office:value-type="float" office:value="590" calcext:value-type="float">
            <text:p>590</text:p>
          </table:table-cell>
          <table:table-cell office:value-type="float" office:value="606" calcext:value-type="float">
            <text:p>606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  <table:table-row table:style-name="ro1">
          <table:table-cell table:formula="of:=ROW([.A45])-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猫の引っ掻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  <table:table-cell table:formula="of:=60.3-[.J45]" office:value-type="float" office:value="5.09999999999999" calcext:value-type="float">
            <text:p>5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formula="of:=68.3-[.O45]" office:value-type="float" office:value="5.7" calcext:value-type="float">
            <text:p>5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table:formula="of:=79.4-[.T45]" office:value-type="float" office:value="6.7" calcext:value-type="float">
            <text:p>6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0.2" calcext:value-type="float">
            <text:p>170.2</text:p>
          </table:table-cell>
          <table:table-cell office:value-type="float" office:value="1" calcext:value-type="float">
            <text:p>1</text:p>
          </table:table-cell>
          <table:table-cell table:formula="of:=185.7-[.Y45]" office:value-type="float" office:value="15.5" calcext:value-type="float">
            <text:p>15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23.6" calcext:value-type="float">
            <text:p>123.6</text:p>
          </table:table-cell>
          <table:table-cell office:value-type="float" office:value="1" calcext:value-type="float">
            <text:p>1</text:p>
          </table:table-cell>
          <table:table-cell table:formula="of:=134.9-[.AD45]" office:value-type="float" office:value="11.3" calcext:value-type="float">
            <text:p>11.3</text:p>
          </table:table-cell>
          <table:table-cell table:number-columns-repeated="5"/>
        </table:table-row>
        <table:table-row table:style-name="ro1">
          <table:table-cell table:formula="of:=ROW([.A46])-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赤き刃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formula="of:=78.4-[.J46]" office:value-type="float" office:value="6.60000000000001" calcext:value-type="float">
            <text:p>6.60000000000001</text:p>
          </table:table-cell>
          <table:table-cell table:number-columns-repeated="25"/>
        </table:table-row>
        <table:table-row table:style-name="ro1">
          <table:table-cell table:formula="of:=ROW([.A47])-3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どこを見てるの？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  <table:table-cell table:formula="of:=38.3-[.J47]" office:value-type="float" office:value="3.2" calcext:value-type="float">
            <text:p>3.2</text:p>
          </table:table-cell>
          <table:table-cell table:number-columns-repeated="25"/>
        </table:table-row>
        <table:table-row table:style-name="ro1">
          <table:table-cell table:formula="of:=ROW([.A48])-3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ァントムクロ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27.9" calcext:value-type="float">
            <text:p>227.9</text:p>
          </table:table-cell>
          <table:table-cell office:value-type="float" office:value="1" calcext:value-type="float">
            <text:p>1</text:p>
          </table:table-cell>
          <table:table-cell table:formula="of:=248.7-[.J48]" office:value-type="float" office:value="20.8" calcext:value-type="float">
            <text:p>20.8</text:p>
          </table:table-cell>
          <table:table-cell table:number-columns-repeated="25"/>
        </table:table-row>
        <table:table-row table:style-name="ro1">
          <table:table-cell table:formula="of:=ROW([.A49])-3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猫の手貸すぞ☆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103.1-[.J49]" office:value-type="float" office:value="8.59999999999999" calcext:value-type="float">
            <text:p>8.59999999999999</text:p>
          </table:table-cell>
          <table:table-cell table:number-columns-repeated="25"/>
        </table:table-row>
        <table:table-row table:style-name="ro1">
          <table:table-cell table:formula="of:=ROW([.A50])-3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迅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00.4" calcext:value-type="float">
            <text:p>300.4</text:p>
          </table:table-cell>
          <table:table-cell office:value-type="float" office:value="1" calcext:value-type="float">
            <text:p>1</text:p>
          </table:table-cell>
          <table:table-cell table:formula="of:=327.8-[.J50]" office:value-type="float" office:value="27.4" calcext:value-type="float">
            <text:p>27.4</text:p>
          </table:table-cell>
          <table:table-cell table:number-columns-repeated="25"/>
        </table:table-row>
        <table:table-row table:style-name="ro1">
          <table:table-cell table:formula="of:=ROW([.A51])-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奇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table:formula="of:=51.6-[.J51]" office:value-type="float" office:value="4.3" calcext:value-type="float">
            <text:p>4.3</text:p>
          </table:table-cell>
          <table:table-cell table:number-columns-repeated="25"/>
        </table:table-row>
        <table:table-row table:style-name="ro1">
          <table:table-cell table:formula="of:=ROW([.A52])-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めちゃコワ奇襲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9.7" calcext:value-type="float">
            <text:p>539.7</text:p>
          </table:table-cell>
          <table:table-cell office:value-type="float" office:value="1" calcext:value-type="float">
            <text:p>1</text:p>
          </table:table-cell>
          <table:table-cell table:formula="of:=588.8-[.J52]" office:value-type="float" office:value="49.0999999999999" calcext:value-type="float">
            <text:p>49.0999999999999</text:p>
          </table:table-cell>
          <table:table-cell table:number-columns-repeated="25"/>
        </table:table-row>
        <table:table-row table:style-name="ro1">
          <table:table-cell table:formula="of:=ROW([.A53])-3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クロースワイプ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6.2" calcext:value-type="float">
            <text:p>536.2</text:p>
          </table:table-cell>
          <table:table-cell office:value-type="float" office:value="1" calcext:value-type="float">
            <text:p>1</text:p>
          </table:table-cell>
          <table:table-cell table:formula="of:=585-[.J53]" office:value-type="float" office:value="48.8" calcext:value-type="float">
            <text:p>48.8</text:p>
          </table:table-cell>
          <table:table-cell table:number-columns-repeated="25"/>
        </table:table-row>
        <table:table-row table:style-name="ro1">
          <table:table-cell table:formula="of:=ROW([.A54])-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クロースマッシュ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571.1" calcext:value-type="float">
            <text:p>1571.1</text:p>
          </table:table-cell>
          <table:table-cell office:value-type="float" office:value="1" calcext:value-type="float">
            <text:p>1</text:p>
          </table:table-cell>
          <table:table-cell table:formula="of:=1714-[.J54]" office:value-type="float" office:value="142.9" calcext:value-type="float">
            <text:p>142.9</text:p>
          </table:table-cell>
          <table:table-cell table:number-columns-repeated="25"/>
        </table:table-row>
        <table:table-row table:style-name="ro1">
          <table:table-cell table:formula="of:=ROW([.A55])-3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抜刀散火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table:formula="of:=37.6-[.J55]" office:value-type="float" office:value="3.2" calcext:value-type="float">
            <text:p>3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O55]" office:value-type="float" office:value="3.8" calcext:value-type="float">
            <text:p>3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2.8" calcext:value-type="float">
            <text:p>102.8</text:p>
          </table:table-cell>
          <table:table-cell office:value-type="float" office:value="1" calcext:value-type="float">
            <text:p>1</text:p>
          </table:table-cell>
          <table:table-cell table:formula="of:=112.2-[.T55]" office:value-type="float" office:value="9.40000000000001" calcext:value-type="float">
            <text:p>9.40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3.4" calcext:value-type="float">
            <text:p>213.4</text:p>
          </table:table-cell>
          <table:table-cell office:value-type="float" office:value="1" calcext:value-type="float">
            <text:p>1</text:p>
          </table:table-cell>
          <table:table-cell table:formula="of:=232.8-[.Y55]" office:value-type="float" office:value="19.4" calcext:value-type="float">
            <text:p>19.4</text:p>
          </table:table-cell>
          <table:table-cell table:number-columns-repeated="10"/>
        </table:table-row>
        <table:table-row table:style-name="ro1">
          <table:table-cell table:formula="of:=ROW([.A56])-3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5.1" calcext:value-type="float">
            <text:p>55.1</text:p>
          </table:table-cell>
          <table:table-cell office:value-type="float" office:value="1" calcext:value-type="float">
            <text:p>1</text:p>
          </table:table-cell>
          <table:table-cell table:formula="of:=60.2-[.J56]" office:value-type="float" office:value="5.1" calcext:value-type="float">
            <text:p>5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  <table:table-cell table:formula="of:=62.4-[.O56]" office:value-type="float" office:value="5.2" calcext:value-type="float">
            <text:p>5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144-[.T56]" office:value-type="float" office:value="12" calcext:value-type="float">
            <text:p>1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40.7" calcext:value-type="float">
            <text:p>340.7</text:p>
          </table:table-cell>
          <table:table-cell office:value-type="float" office:value="1" calcext:value-type="float">
            <text:p>1</text:p>
          </table:table-cell>
          <table:table-cell table:formula="of:=371.7-[.Y56]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formula="of:=ROW([.A57])-3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熾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  <table:table-cell table:formula="of:=74.6-[.J5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58])-3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78.8" calcext:value-type="float">
            <text:p>78.8</text:p>
          </table:table-cell>
          <table:table-cell office:value-type="float" office:value="1" calcext:value-type="float">
            <text:p>1</text:p>
          </table:table-cell>
          <table:table-cell table:formula="of:=86-[.J58]" office:value-type="float" office:value="7.2" calcext:value-type="float">
            <text:p>7.2</text:p>
          </table:table-cell>
          <table:table-cell table:number-columns-repeated="25"/>
        </table:table-row>
        <table:table-row table:style-name="ro1">
          <table:table-cell table:formula="of:=ROW([.A59])-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逆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285.9-[.J59]" office:value-type="float" office:value="23.9" calcext:value-type="float">
            <text:p>23.9</text:p>
          </table:table-cell>
          <table:table-cell table:number-columns-repeated="25"/>
        </table:table-row>
        <table:table-row table:style-name="ro1">
          <table:table-cell table:formula="of:=ROW([.A60])-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火力支援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20.8" calcext:value-type="float">
            <text:p>120.8</text:p>
          </table:table-cell>
          <table:table-cell office:value-type="float" office:value="1" calcext:value-type="float">
            <text:p>1</text:p>
          </table:table-cell>
          <table:table-cell table:formula="of:=131.8-[.J60]"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table:formula="of:=ROW([.A61])-3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再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83.7" calcext:value-type="float">
            <text:p>383.7</text:p>
          </table:table-cell>
          <table:table-cell office:value-type="float" office:value="1" calcext:value-type="float">
            <text:p>1</text:p>
          </table:table-cell>
          <table:table-cell table:formula="of:=418.6-[.J61]" office:value-type="float" office:value="34.9" calcext:value-type="float">
            <text:p>34.9</text:p>
          </table:table-cell>
          <table:table-cell table:number-columns-repeated="25"/>
        </table:table-row>
        <table:table-row table:style-name="ro1">
          <table:table-cell table:formula="of:=ROW([.A62])-3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62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63])-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燃え盛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formula="of:=736.4-[.J63]" office:value-type="float" office:value="61.4" calcext:value-type="float">
            <text:p>61.4</text:p>
          </table:table-cell>
          <table:table-cell table:number-columns-repeated="25"/>
        </table:table-row>
        <table:table-row table:style-name="ro1">
          <table:table-cell table:formula="of:=ROW([.A64])-3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滾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32.5" calcext:value-type="float">
            <text:p>632.5</text:p>
          </table:table-cell>
          <table:table-cell office:value-type="float" office:value="1" calcext:value-type="float">
            <text:p>1</text:p>
          </table:table-cell>
          <table:table-cell table:formula="of:=690-[.J64]" office:value-type="float" office:value="57.5" calcext:value-type="float">
            <text:p>57.5</text:p>
          </table:table-cell>
          <table:table-cell table:number-columns-repeated="25"/>
        </table:table-row>
        <table:table-row table:style-name="ro1">
          <table:table-cell table:formula="of:=ROW([.A65])-3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轟く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table:formula="of:=2294.2-[.J65]" office:value-type="float" office:value="191.2" calcext:value-type="float">
            <text:p>191.2</text:p>
          </table:table-cell>
          <table:table-cell table:number-columns-repeated="25"/>
        </table:table-row>
        <table:table-row table:style-name="ro1">
          <table:table-cell table:formula="of:=ROW([.A66])-3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お掃除開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89.5-[.J66]" office:value-type="float" office:value="7.5" calcext:value-type="float">
            <text:p>7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table:formula="of:=83.6-[.O66]" office:value-type="float" office:value="7" calcext:value-type="float">
            <text:p>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9.2" calcext:value-type="float">
            <text:p>179.2</text:p>
          </table:table-cell>
          <table:table-cell office:value-type="float" office:value="1" calcext:value-type="float">
            <text:p>1</text:p>
          </table:table-cell>
          <table:table-cell table:formula="of:=195.5-[.T66]" office:value-type="float" office:value="16.3" calcext:value-type="float">
            <text:p>16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33.4" calcext:value-type="float">
            <text:p>233.4</text:p>
          </table:table-cell>
          <table:table-cell office:value-type="float" office:value="1" calcext:value-type="float">
            <text:p>1</text:p>
          </table:table-cell>
          <table:table-cell table:formula="of:=254.7-[.Y66]" office:value-type="float" office:value="21.3" calcext:value-type="float">
            <text:p>21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21.2" calcext:value-type="float">
            <text:p>421.2</text:p>
          </table:table-cell>
          <table:table-cell office:value-type="float" office:value="1" calcext:value-type="float">
            <text:p>1</text:p>
          </table:table-cell>
          <table:table-cell table:formula="of:=459.5-[.AD66]" office:value-type="float" office:value="38.3" calcext:value-type="float">
            <text:p>38.3</text:p>
          </table:table-cell>
          <table:table-cell table:number-columns-repeated="5"/>
        </table:table-row>
        <table:table-row table:style-name="ro1">
          <table:table-cell table:formula="of:=ROW([.A67])-3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『断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6.7" calcext:value-type="float">
            <text:p>96.7</text:p>
          </table:table-cell>
          <table:table-cell office:value-type="float" office:value="1" calcext:value-type="float">
            <text:p>1</text:p>
          </table:table-cell>
          <table:table-cell table:formula="of:=105.5-[.J67]" office:value-type="float" office:value="8.8" calcext:value-type="float">
            <text:p>8.8</text:p>
          </table:table-cell>
          <table:table-cell table:number-columns-repeated="25"/>
        </table:table-row>
        <table:table-row table:style-name="ro1">
          <table:table-cell table:formula="of:=ROW([.A68])-3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『捨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6-[.J68]" office:value-type="float" office:value="24.8" calcext:value-type="float">
            <text:p>24.8</text:p>
          </table:table-cell>
          <table:table-cell table:number-columns-repeated="25"/>
        </table:table-row>
        <table:table-row table:style-name="ro1">
          <table:table-cell table:formula="of:=ROW([.A69])-3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応急処置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69]"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formula="of:=ROW([.A70])-3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テキパキお掃除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47.5" calcext:value-type="float">
            <text:p>547.5</text:p>
          </table:table-cell>
          <table:table-cell office:value-type="float" office:value="1" calcext:value-type="float">
            <text:p>1</text:p>
          </table:table-cell>
          <table:table-cell table:formula="of:=597.3-[.J70]" office:value-type="float" office:value="49.8" calcext:value-type="float">
            <text:p>49.8</text:p>
          </table:table-cell>
          <table:table-cell table:number-columns-repeated="25"/>
        </table:table-row>
        <table:table-row table:style-name="ro1">
          <table:table-cell table:formula="of:=ROW([.A71])-3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強力清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72.8-[.J71]" office:value-type="float" office:value="6.09999999999999" calcext:value-type="float">
            <text:p>6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41-[.O71]" office:value-type="float" office:value="3.5" calcext:value-type="float">
            <text:p>3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27.3-[.T71]" office:value-type="float" office:value="2.3" calcext:value-type="float">
            <text:p>2.3</text:p>
          </table:table-cell>
          <table:table-cell table:number-columns-repeated="15"/>
        </table:table-row>
        <table:table-row table:style-name="ro1">
          <table:table-cell table:formula="of:=ROW([.A72])-3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スカートの裾に注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J72]" office:value-type="float" office:value="31.4" calcext:value-type="float">
            <text:p>3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35.2" calcext:value-type="float">
            <text:p>1035.2</text:p>
          </table:table-cell>
          <table:table-cell office:value-type="float" office:value="1" calcext:value-type="float">
            <text:p>1</text:p>
          </table:table-cell>
          <table:table-cell table:formula="of:=1129.4-[.O72]" office:value-type="float" office:value="94.2000000000001" calcext:value-type="float">
            <text:p>94.2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T72]" office:value-type="float" office:value="31.4" calcext:value-type="float">
            <text:p>31.4</text:p>
          </table:table-cell>
          <table:table-cell table:number-columns-repeated="15"/>
        </table:table-row>
        <table:table-row table:style-name="ro1">
          <table:table-cell table:formula="of:=ROW([.A73])-3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ごめんなさい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7.3" calcext:value-type="float">
            <text:p>687.3</text:p>
          </table:table-cell>
          <table:table-cell office:value-type="float" office:value="1" calcext:value-type="float">
            <text:p>1</text:p>
          </table:table-cell>
          <table:table-cell table:formula="of:=749.8-[.J73]" office:value-type="float" office:value="62.5" calcext:value-type="float">
            <text:p>62.5</text:p>
          </table:table-cell>
          <table:table-cell table:number-columns-repeated="25"/>
        </table:table-row>
        <table:table-row table:style-name="ro1">
          <table:table-cell table:formula="of:=ROW([.A74])-3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も、申し訳ございません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028.8" calcext:value-type="float">
            <text:p>2028.8</text:p>
          </table:table-cell>
          <table:table-cell office:value-type="float" office:value="1" calcext:value-type="float">
            <text:p>1</text:p>
          </table:table-cell>
          <table:table-cell table:formula="of:=2213.3-[.J74]" office:value-type="float" office:value="184.5" calcext:value-type="float">
            <text:p>184.5</text:p>
          </table:table-cell>
          <table:table-cell table:number-columns-repeated="25"/>
        </table:table-row>
        <table:table-row table:style-name="ro1">
          <table:table-cell table:formula="of:=ROW([.A75])-3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熱血準備体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formula="of:=74-[.J75]" office:value-type="float" office:value="6.2" calcext:value-type="float">
            <text:p>6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formula="of:=100.7-[.O75]" office:value-type="float" office:value="8.40000000000001" calcext:value-type="float">
            <text:p>8.4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</text:p>
          </table:table-cell>
          <table:table-cell table:formula="of:=119.8-[.T75]" office:value-type="float" office:value="10" calcext:value-type="float">
            <text:p>10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9.1" calcext:value-type="float">
            <text:p>229.1</text:p>
          </table:table-cell>
          <table:table-cell office:value-type="float" office:value="1" calcext:value-type="float">
            <text:p>1</text:p>
          </table:table-cell>
          <table:table-cell table:formula="of:=250-[.Y75]" office:value-type="float" office:value="20.9" calcext:value-type="float">
            <text:p>20.9</text:p>
          </table:table-cell>
          <table:table-cell table:number-columns-repeated="10"/>
        </table:table-row>
        <table:table-row table:style-name="ro1">
          <table:table-cell table:formula="of:=ROW([.A76])-3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熱血準備体操（爆発状態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240.9" calcext:value-type="float">
            <text:p>240.9</text:p>
          </table:table-cell>
          <table:table-cell office:value-type="float" office:value="1" calcext:value-type="float">
            <text:p>1</text:p>
          </table:table-cell>
          <table:table-cell table:formula="of:=262.8-[.J76]" office:value-type="float" office:value="21.9" calcext:value-type="float">
            <text:p>21.9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9.2" calcext:value-type="float">
            <text:p>469.2</text:p>
          </table:table-cell>
          <table:table-cell office:value-type="float" office:value="1" calcext:value-type="float">
            <text:p>1</text:p>
          </table:table-cell>
          <table:table-cell table:formula="of:=511.9-[.O76]" office:value-type="float" office:value="42.7" calcext:value-type="float">
            <text:p>42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56.9" calcext:value-type="float">
            <text:p>456.9</text:p>
          </table:table-cell>
          <table:table-cell office:value-type="float" office:value="1" calcext:value-type="float">
            <text:p>1</text:p>
          </table:table-cell>
          <table:table-cell table:formula="of:=498.5-[.T76]" office:value-type="float" office:value="41.6" calcext:value-type="float">
            <text:p>41.6</text:p>
          </table:table-cell>
          <table:table-cell table:number-columns-repeated="15"/>
        </table:table-row>
        <table:table-row table:style-name="ro1">
          <table:table-cell table:formula="of:=ROW([.A77])-3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正面衝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8.4" calcext:value-type="float">
            <text:p>68.4</text:p>
          </table:table-cell>
          <table:table-cell office:value-type="float" office:value="1" calcext:value-type="float">
            <text:p>1</text:p>
          </table:table-cell>
          <table:table-cell table:formula="of:=74.7-[.J7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78])-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拳骨応酬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5.9-[.J78]" office:value-type="float" office:value="24.7" calcext:value-type="float">
            <text:p>24.7</text:p>
          </table:table-cell>
          <table:table-cell table:number-columns-repeated="25"/>
        </table:table-row>
        <table:table-row table:style-name="ro1">
          <table:table-cell table:formula="of:=ROW([.A79])-3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オーバーロード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5.4" calcext:value-type="float">
            <text:p>465.4</text:p>
          </table:table-cell>
          <table:table-cell office:value-type="float" office:value="1" calcext:value-type="float">
            <text:p>1</text:p>
          </table:table-cell>
          <table:table-cell table:formula="of:=507.8-[.J79]" office:value-type="float" office:value="42.4" calcext:value-type="float">
            <text:p>42.4</text:p>
          </table:table-cell>
          <table:table-cell table:number-columns-repeated="25"/>
        </table:table-row>
        <table:table-row table:style-name="ro1">
          <table:table-cell table:formula="of:=ROW([.A80])-3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肩を並べ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63.4" calcext:value-type="float">
            <text:p>263.4</text:p>
          </table:table-cell>
          <table:table-cell office:value-type="float" office:value="1" calcext:value-type="float">
            <text:p>1</text:p>
          </table:table-cell>
          <table:table-cell table:formula="of:=287.4-[.J80]"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table:formula="of:=ROW([.A81])-3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極限突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325.8" calcext:value-type="float">
            <text:p>325.8</text:p>
          </table:table-cell>
          <table:table-cell office:value-type="float" office:value="1" calcext:value-type="float">
            <text:p>1</text:p>
          </table:table-cell>
          <table:table-cell table:formula="of:=355.5-[.J81]" office:value-type="float" office:value="29.7" calcext:value-type="float">
            <text:p>29.7</text:p>
          </table:table-cell>
          <table:table-cell table:number-columns-repeated="25"/>
        </table:table-row>
        <table:table-row table:style-name="ro1">
          <table:table-cell table:formula="of:=ROW([.A82])-3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回れ、兄弟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table:formula="of:=48.3-[.J82]" office:value-type="float" office:value="4.09999999999999" calcext:value-type="float">
            <text:p>4.09999999999999</text:p>
          </table:table-cell>
          <table:table-cell table:number-columns-repeated="25"/>
        </table:table-row>
        <table:table-row table:style-name="ro1">
          <table:table-cell table:formula="of:=ROW([.A83])-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バースト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231.4" calcext:value-type="float">
            <text:p>231.4</text:p>
          </table:table-cell>
          <table:table-cell office:value-type="float" office:value="1" calcext:value-type="float">
            <text:p>1</text:p>
          </table:table-cell>
          <table:table-cell table:formula="of:=252.5-[.J83]" office:value-type="float" office:value="21.1" calcext:value-type="float">
            <text:p>21.1</text:p>
          </table:table-cell>
          <table:table-cell table:number-columns-repeated="25"/>
        </table:table-row>
        <table:table-row table:style-name="ro1">
          <table:table-cell table:formula="of:=ROW([.A84])-3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兄弟、天を衝け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formula="of:=212.9-[.J84]" office:value-type="float" office:value="17.8" calcext:value-type="float">
            <text:p>17.8</text:p>
          </table:table-cell>
          <table:table-cell table:number-columns-repeated="25"/>
        </table:table-row>
        <table:table-row table:style-name="ro1">
          <table:table-cell table:formula="of:=ROW([.A85])-3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回れ回れ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640.7" calcext:value-type="float">
            <text:p>640.7</text:p>
          </table:table-cell>
          <table:table-cell office:value-type="float" office:value="1" calcext:value-type="float">
            <text:p>1</text:p>
          </table:table-cell>
          <table:table-cell table:formula="of:=699-[.J85]" office:value-type="float" office:value="58.3" calcext:value-type="float">
            <text:p>58.3</text:p>
          </table:table-cell>
          <table:table-cell table:number-columns-repeated="25"/>
        </table:table-row>
        <table:table-row table:style-name="ro1">
          <table:table-cell table:formula="of:=ROW([.A86])-3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回れ！回れ！！回れ！！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816.4" calcext:value-type="float">
            <text:p>1816.4</text:p>
          </table:table-cell>
          <table:table-cell office:value-type="float" office:value="1" calcext:value-type="float">
            <text:p>1</text:p>
          </table:table-cell>
          <table:table-cell table:formula="of:=1981.6-[.J86]" office:value-type="float" office:value="165.2" calcext:value-type="float">
            <text:p>165.2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description</text:p>
          </table:table-cell>
          <table:table-cell table:content-validation-name="val1" table:number-columns-repeated="1004"/>
        </table:table-row>
        <table:table-row table:style-name="ro2">
          <table:table-cell table:formula="of:=ROW([.A2])-2" office:value-type="float" office:value="0" calcext:value-type="float">
            <text:p>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電気属性ダメージ+15/17.5/20/22/24%。『回避反撃』または『支援攻撃』が敵に命中した時、装備者のエネルギー獲得効率+18/20.5/23/25/27.5%、継続時間8秒。</text:p>
          </table:table-cell>
          <table:table-cell table:number-columns-repeated="1004"/>
        </table:table-row>
        <table:table-row table:style-name="ro2">
          <table:table-cell table:formula="of:=ROW([.A3])-2"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、『ダッシュ攻撃』、『回避反撃』の与ダメージ+12/14/16/18/20%。</text:p>
          </table:table-cell>
          <table:table-cell table:number-columns-repeated="1004"/>
        </table:table-row>
        <table:table-row table:style-name="ro2">
          <table:table-cell table:formula="of:=ROW([.A4])-2"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連携スキル』または『終結スキル』を発動すると、装備者の与ダメージ+15/17.5/20/22.5/25%。継続時間6秒。</text:p>
          </table:table-cell>
          <table:table-cell table:number-columns-repeated="1004"/>
        </table:table-row>
        <table:table-row table:style-name="ro2">
          <table:table-cell table:formula="of:=ROW([.A5])-2"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を発動すると、装備者のエネルギー3/3.5/4/4.5/5Pt回復する、12秒に1回のみ発動可能。</text:p>
          </table:table-cell>
          <table:table-cell table:number-columns-repeated="1004"/>
        </table:table-row>
        <table:table-row table:style-name="ro2">
          <table:table-cell table:formula="of:=ROW([.A6])-2" office:value-type="float" office:value="4" calcext:value-type="float">
            <text:p>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を発動すると、チーム全体の衝撃力+8/9/10/11/12%、継続時間10秒。20秒に1回のみ発動可能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7])-2" office:value-type="float" office:value="5" calcext:value-type="float">
            <text:p>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または『連携スキル』を発動すると、チーム全体の異常掌握と異常マスタリー+10/12/13/15/16Pt、継続時間10秒。20秒に1回のみ発動可能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8])-2" office:value-type="float" office:value="6" calcext:value-type="float">
            <text:p>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連携スキル』または『終結スキル』を発動すると、チーム全体の攻撃力+8/9/10/11/12%、継続時間10秒。20秒に1回のみ発動可能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9])-2" office:value-type="float" office:value="7" calcext:value-type="float">
            <text:p>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の与えるブレイク値+10/11.5/13/14.5/16%。</text:p>
          </table:table-cell>
          <table:table-cell table:number-columns-repeated="1004"/>
        </table:table-row>
        <table:table-row table:style-name="ro2">
          <table:table-cell table:formula="of:=ROW([.A10])-2" office:value-type="float" office:value="8" calcext:value-type="float">
            <text:p>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攻撃が敵に命中すると、装備者がメインターゲットに与えるブレイク値+8/9/10/11/12%。</text:p>
          </table:table-cell>
          <table:table-cell table:number-columns-repeated="1004"/>
        </table:table-row>
        <table:table-row table:style-name="ro2">
          <table:table-cell table:formula="of:=ROW([.A11])-2" office:value-type="float" office:value="9" calcext:value-type="float">
            <text:p>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接敵状態突入時、または出場した時、装備者の衝撃力+9/10/11/12/13%、継続時間10秒。20秒に1回のみ発動可能。</text:p>
          </table:table-cell>
          <table:table-cell table:number-columns-repeated="1004"/>
        </table:table-row>
        <table:table-row table:style-name="ro2">
          <table:table-cell table:formula="of:=ROW([.A12])-2" office:value-type="float" office:value="10" calcext:value-type="float">
            <text:p>1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状態異常蓄積値を蓄積させると、装備者の異常掌握+25/28/32/36/40Pt、継続時間10秒。20秒に1回のみ発動可能。</text:p>
          </table:table-cell>
          <table:table-cell table:number-columns-repeated="1004"/>
        </table:table-row>
        <table:table-row table:style-name="ro2">
          <table:table-cell table:formula="of:=ROW([.A13])-2" office:value-type="float" office:value="11" calcext:value-type="float">
            <text:p>1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状態異常蓄積値を蓄積させると、装備者の異常マスタリー+25/28/32/36/40Pt、継続時間10秒。20秒に1回のみ発動可能。</text:p>
          </table:table-cell>
          <table:table-cell table:number-columns-repeated="1004"/>
        </table:table-row>
        <table:table-row table:style-name="ro2">
          <table:table-cell table:formula="of:=ROW([.A14])-2" office:value-type="float" office:value="12" calcext:value-type="float">
            <text:p>1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敵を状態異常にした時、装備者のエネルギーが3.5/4/4.5/5/5.5Pt回復する、12秒に1回のみ発動可能。</text:p>
          </table:table-cell>
          <table:table-cell table:number-columns-repeated="1004"/>
        </table:table-row>
        <table:table-row table:style-name="ro2">
          <table:table-cell table:formula="of:=ROW([.A15])-2" office:value-type="float" office:value="13" calcext:value-type="float">
            <text:p>1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敵の攻撃を受けた時、装備者の防御力+20/23/26/29/32%、継続時間8秒。</text:p>
          </table:table-cell>
          <table:table-cell table:number-columns-repeated="1004"/>
        </table:table-row>
        <table:table-row table:style-name="ro2">
          <table:table-cell table:formula="of:=ROW([.A16])-2" office:value-type="float" office:value="14" calcext:value-type="float">
            <text:p>1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敵の攻撃を受けた時、攻撃を仕掛けた敵の与ダメージ-6/7/8/9/10%、継続時間12秒。</text:p>
          </table:table-cell>
          <table:table-cell table:number-columns-repeated="1004"/>
        </table:table-row>
        <table:table-row table:style-name="ro2">
          <table:table-cell table:formula="of:=ROW([.A17])-2"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『連携スキル』を発動する度に、装備者にパワーを1重与える、最大3重まで重ね掛け可能。『終結スキル』を発動した時、すべてのパワーを消費し、パワー1重につき、スキルの与ダメージ+15/17.2/19.5/21.7/24%。</text:p>
          </table:table-cell>
          <table:table-cell table:number-columns-repeated="1004"/>
        </table:table-row>
        <table:table-row table:style-name="ro2">
          <table:table-cell table:formula="of:=ROW([.A18])-2" office:value-type="float" office:value="16" calcext:value-type="float">
            <text:p>1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『回避反撃』/『強化特殊スキル』/『支援攻撃』/『連携スキル』を発動した時、追加でデシベル値を20/23/26/29/32/25/28.5/32/35.5/40/30/34.5/39/43.5/48/35/40/45/50/55Pt獲得し、装備者のエネルギーが0.7/0.8/0.9/1/1.1Pt回復する、12秒に1回のみ発動可能。バフ効果のクールタイムはスキルごとに計算され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19])-2"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エネルギー値を10Pt消費するたびに、バフ効果を1重獲得する。バフ効果1重につき、装備者の攻撃力+2.5/2.8/3.2/3.6/4%、最大10重まで重ね掛け可能、継続時間10秒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20])-2" office:value-type="float" office:value="18" calcext:value-type="float">
            <text:p>1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回避反撃』または『クイック支援』を発動した時、装備者の攻撃力+12/13.8/15.6/17.4/19.2%、継続時間12秒。</text:p>
          </table:table-cell>
          <table:table-cell table:number-columns-repeated="1004"/>
        </table:table-row>
        <table:table-row table:style-name="ro2">
          <table:table-cell table:formula="of:=ROW([.A21])-2" office:value-type="float" office:value="19" calcext:value-type="float">
            <text:p>1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エネルギー値10Ptにつき、装備者の衝撃力+2/2.3/2.6/2.9/3.2%、最大8重まで重ね掛け可能。エネルギーが消費された後でも、効果が8秒持続する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22])-2" office:value-type="float" office:value="20" calcext:value-type="float">
            <text:p>2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ターゲットのHPが50%以上の時、装備者の与えるブレイク値+10/11.5/13/14.5/16%。ターゲットのHPが75%以上の時、この効果が追加で+10/11.5/13/14.5/16%。</text:p>
          </table:table-cell>
          <table:table-cell table:number-columns-repeated="1004"/>
        </table:table-row>
        <table:table-row table:style-name="ro2">
          <table:table-cell table:formula="of:=ROW([.A23])-2" office:value-type="float" office:value="21" calcext:value-type="float">
            <text:p>2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HP上限+8/9/10/11/12.5%。敵の攻撃を受けた時、装備者の衝撃力+10/11.5/13/14.5/16%、継続時間12秒。</text:p>
          </table:table-cell>
          <table:table-cell table:number-columns-repeated="1004"/>
        </table:table-row>
        <table:table-row table:style-name="ro2">
          <table:table-cell table:formula="of:=ROW([.A24])-2"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敵を状態異常にした時、装備者にバフ効果を1重与える。バフ効果1重につき、装備者の異常マスタリー+30/34/38/42/48Pt、最大4重まで重ね掛け可能。ターゲットがブレイク状態から復帰する、または死亡した時、バフ効果が終了する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25])-2"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フィールド上に状態異常の敵がいる時、装備者の攻撃力+10/11.5/13/14.5/16%、ターゲットに与えるダメージが追加で+15/17.5/20/22.5/25%。</text:p>
          </table:table-cell>
          <table:table-cell table:number-columns-repeated="1004"/>
        </table:table-row>
        <table:table-row table:style-name="ro2">
          <table:table-cell table:formula="of:=ROW([.A26])-2" office:value-type="float" office:value="24" calcext:value-type="float">
            <text:p>2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HP上限+8/9.2/10.4/11.6/12.8%。シールドがある時、装備者の攻撃力+10/11.5/13/14.5/16%。</text:p>
          </table:table-cell>
          <table:table-cell table:number-columns-repeated="1004"/>
        </table:table-row>
        <table:table-row table:style-name="ro2">
          <table:table-cell table:formula="of:=ROW([.A27])-2" office:value-type="float" office:value="25" calcext:value-type="float">
            <text:p>2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自身の被ダメージ-7.5/8.5/9.5/10.5/12%。敵の攻撃を受けた時、装備者のエネルギー獲得効率+10/11.5/13/14.5/16%、継続時間12秒。装備者がキャラ切替で退場する時、この効果は操作中のメンバーに引き継がれ、継続時間も更新され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28])-2" office:value-type="float" office:value="26" calcext:value-type="float">
            <text:p>2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、『連携スキル』または『終結スキル』がエーテル属性ダメージを与えた時、チーム全体がターゲットに与えるダメージ+15/17.5/20/22/24%、装備者のエネルギー自動回復+0.5/0.58/0.65/0.72/0.8Pt/秒、継続時間2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29])-2" office:value-type="float" office:value="27" calcext:value-type="float">
            <text:p>2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45/0.52/0.58/0.65/0.72Pt/秒。『強化特殊スキル』が敵に命中すると、装備者の物理属性ダメージ+3/3.5/4/4.4/4.8%、最大15重まで重ね掛け可能、継続時間1秒。重複して発動すると継続時間が更新される。</text:p>
          </table:table-cell>
          <table:table-cell table:number-columns-repeated="1004"/>
        </table:table-row>
        <table:table-row table:style-name="ro2">
          <table:table-cell table:formula="of:=ROW([.A30])-2" office:value-type="float" office:value="28" calcext:value-type="float">
            <text:p>2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または『ダッシュ攻撃』が6メートル以上離れた敵に命中すると、装備者がターゲットに与える物理属性ダメージ+36/41/46.5/52/57.5%、継続時間8秒。</text:p>
          </table:table-cell>
          <table:table-cell table:number-columns-repeated="1004"/>
        </table:table-row>
        <table:table-row table:style-name="ro2">
          <table:table-cell table:formula="of:=ROW([.A31])-2" office:value-type="float" office:value="29" calcext:value-type="float">
            <text:p>2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または『連携スキル』を発動した時、『通常攻撃』と『ダッシュ攻撃』による電気属性ダメージ+50/57.5/65/72.5/80%、継続時間10秒。15秒に1回のみ発動可能。</text:p>
          </table:table-cell>
          <table:table-cell table:number-columns-repeated="1004"/>
        </table:table-row>
        <table:table-row table:style-name="ro2">
          <table:table-cell table:formula="of:=ROW([.A32])-2" office:value-type="float" office:value="30" calcext:value-type="float">
            <text:p>3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自身の被ダメージ-7.5/8.5/9.5/10.5/12%。敵の攻撃を受けた後、次の攻撃が敵に命中すると、装備者の防御力600/690/780/870/960%分のダメージを追加で与え、必ず会心が出る、7.5秒に1回のみ発動可能。</text:p>
          </table:table-cell>
          <table:table-cell table:number-columns-repeated="1004"/>
        </table:table-row>
        <table:table-row table:style-name="ro2">
          <table:table-cell table:formula="of:=ROW([.A33])-2" office:value-type="float" office:value="31" calcext:value-type="float">
            <text:p>3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氷属性ダメージ+15/17.5/20/22/24%。『強化特殊スキル』を発動する度に、チーム全体の攻撃力+2/2.3/2.6/2.9/3.2%、最大4重まで重ね掛け可能、継続時間12秒。重複して発動すると継続時間が更新され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34])-2" office:value-type="float" office:value="32" calcext:value-type="float">
            <text:p>3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攻撃力+7.5/8.6/9.7/10.8/12%。攻撃が敵に命中し、なおかつ会心が出た時、攻撃力200%分のダメージを追加で与える、8/7.5/7/6.5/6秒に1回のみ発動可能。</text:p>
          </table:table-cell>
          <table:table-cell table:number-columns-repeated="1004"/>
        </table:table-row>
        <table:table-row table:style-name="ro2">
          <table:table-cell table:formula="of:=ROW([.A35])-2" office:value-type="float" office:value="33" calcext:value-type="float">
            <text:p>3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装備者の攻撃が敵に命中し、なおかつタイプの有利効果が発生した時、チーム全体の該当ターゲットに対する会心率+12/13.5/15.5/17.5/20%、継続時間12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36])-2"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3秒ごとに装備者にパワーを1重与える、最大6重まで重ね掛け可能。『強化特殊スキル』を発動した時、すべてのパワーを消費し、パワー1重につき、スキルの与えるブレイク値+4/4.6/5.2/5.8/6.4%。</text:p>
          </table:table-cell>
          <table:table-cell table:number-columns-repeated="1004"/>
        </table:table-row>
        <table:table-row table:style-name="ro2">
          <table:table-cell table:formula="of:=ROW([.A37])-2" office:value-type="float" office:value="35" calcext:value-type="float">
            <text:p>3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物理属性ダメージ+20/25/30/35/40%。敵を背後から攻撃し、なおかつ命中した時、装備者の与ダメージ+25/31.5/38/44/50%。</text:p>
          </table:table-cell>
          <table:table-cell table:number-columns-repeated="1004"/>
        </table:table-row>
        <table:table-row table:style-name="ro2">
          <table:table-cell table:formula="of:=ROW([.A38])-2" office:value-type="float" office:value="36" calcext:value-type="float">
            <text:p>3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、『ダッシュ攻撃』または『回避反撃』が敵に命中すると、装備者の攻撃力+3.5/4.4/5.2/6/7%、最大8重まで重ね掛け可能、継続時間8秒。0.5秒に1回のみ発動可能、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39])-2"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6/0.75/0.9/1.05/1.2Pt/秒。『強化特殊スキル』を発動する度に、装備者の衝撃力+10/12.5/15/17.5/20%、最大2重まで重ね掛け可能、継続時間10秒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0])-2"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攻撃が敵に命中した時、『通常攻撃』による与ダメージとブレイク値+6/7.5/9/10.5/12%、最大5重まで重ね掛け可能、継続時間8秒。1回の攻撃において、1回のみ発動可能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1])-2" office:value-type="float" office:value="39" calcext:value-type="float">
            <text:p>3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攻撃力+12/15/18/21/24%。『特殊スキル』または『強化特殊スキル』を発動する度に、装備者の異常マスタリー+25/31/37/43/50Pt、最大3重まで重ね掛け可能、継続時間8秒。継続時間は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2])-2" office:value-type="float" office:value="40" calcext:value-type="float">
            <text:p>4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氷属性ダメージ+25/31.5/38/44.5/50%。『通常攻撃』が敵に命中した時、装備者の会心率+10/12.5/15/17.5/20%、継続時間8秒。『ダッシュ攻撃』で氷属性ダメージを与えた時、装備者の会心率が追加で+10/12.5/15/17.5/20%、継続時間15秒、継続時間はバフ効果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43])-2" office:value-type="float" office:value="41" calcext:value-type="float">
            <text:p>4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6/0.75/0.9/1.05/1.2Pt/秒。装備者の攻撃が敵に命中した時、チーム全体のターゲットに与えるダメージ+10/12.5/15/17.5/20%、継続時間3秒。効果継続中、0.5秒ごとにこのバフ効果が追加で+1.7/2/2.5/3/3.3%、最大10.2/12/15/18/19.8%まで。重複して発動すると、継続時間のみが更新され、ダメージアップ効果が更新されない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44])-2" office:value-type="float" office:value="42" calcext:value-type="float">
            <text:p>4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会心率+15/18.8/22.6/26.4/30%。『強化特殊スキル』を発動した時、装備者にパワーを8重与える、最大8重まで重ね掛け可能。『通常攻撃』でエーテル属性ダメージを与えた時、パワーを1重消費し、その攻撃の与ダメージ+35/43.5/52/60.5/70%。</text:p>
          </table:table-cell>
          <table:table-cell table:number-columns-repeated="1004"/>
        </table:table-row>
        <table:table-row table:style-name="ro2">
          <table:table-cell table:formula="of:=ROW([.A45])-2" office:value-type="float" office:value="43" calcext:value-type="float">
            <text:p>4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チームにいる任意の味方ユニットの攻撃が敵に命中した時、すべての味方ユニットの攻撃力+2.5/2.8/3.2/3.6/4%、最大4重まで重ね掛け可能、継続時間8秒。継続時間は重ごとに独立してカウントされる。味方ユニット1名につき、1重のバフ効果を付与できる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46])-2" office:value-type="float" office:value="44" calcext:value-type="float">
            <text:p>4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が敵に命中すると、以下の効果のいずれか1つが発動する、継続時間5秒、0.3秒に1回のみ発動可能。同じ効果は重ね掛け不可、重複して発動すると継続時間が更新される。異なる効果は併存可能。装備者の攻撃力+8/9.2/10.4/11.6/12.8%。装備者の異常マスタリー+40/46/52/58/64Pt。装備者の状態異常蓄積効率+25/28/32/36/40%。</text:p>
          </table:table-cell>
          <table:table-cell table:number-columns-repeated="1004"/>
        </table:table-row>
        <table:table-row table:style-name="ro2">
          <table:table-cell table:formula="of:=ROW([.A47])-2" office:value-type="float" office:value="45" calcext:value-type="float">
            <text:p>4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攻撃力+6/6.9/7.8/8.7/9.6%、『強化特殊スキル』の与ダメージ+15/17.2/19.5/21.8/24%。</text:p>
          </table:table-cell>
          <table:table-cell table:number-columns-repeated="1004"/>
        </table:table-row>
        <table:table-row table:style-name="ro2">
          <table:table-cell table:formula="of:=ROW([.A48])-2" office:value-type="float" office:value="46" calcext:value-type="float">
            <text:p>4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通常攻撃』が敵に命中すると、「茶味」を1重獲得する。「茶味」1重につき、装備者の衝撃力+0.7/0.88/1.05/1.22/1.4%、最大30重まで重ね掛け可能、継続時間8秒。継続時間は重ごとに独立してカウントされる。「茶味」獲得時、装備者が持つ「茶味」が15以上の場合、チーム全体の与ダメージ+20/23/26/29/32%、継続時間10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49])-2" office:value-type="float" office:value="47" calcext:value-type="float">
            <text:p>4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ダッシュ攻撃』を発動した時、「猟欲」を1重獲得する。「猟欲」1重につき、装備者の与える物理属性ダメージ+12/15/18/21/24%、最大3重まで重ね掛け可能、継続時間10秒。この効果は0.5秒に1回のみ発動可能、重複して発動すると継続時間が更新される。接敵状態突入時、または『極限回避』発動時、即座に「猟欲」を3重獲得する。「猟欲」の重数が上限に達すると、装備者の状態異常蓄積効率+40/50/60/70/80%。</text:p>
          </table:table-cell>
          <table:table-cell table:number-columns-repeated="1004"/>
        </table:table-row>
        <table:table-row table:style-name="ro2">
          <table:table-cell table:formula="of:=ROW([.A50])-2" office:value-type="float" office:value="48" calcext:value-type="float">
            <text:p>48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シールドがある時、装備者のエネルギー自動回復+0.4/0.46/0.52/0.58/0.64Pt/秒。『強化特殊スキル』と『支援突撃』による状態異常蓄積値+36/40/45/50/55%。</text:p>
          </table:table-cell>
          <table:table-cell table:number-columns-repeated="1004"/>
        </table:table-row>
        <table:table-row table:style-name="ro2">
          <table:table-cell table:formula="of:=ROW([.A51])-2" office:value-type="float" office:value="49" calcext:value-type="float">
            <text:p>49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装備者のシールド生成量+30/38/46/52/60%。任意のメンバーが「看破」または『極限回避』を発動した時、チーム全体の与ダメージ+18/22.5/27/31.5/36%、与えるブレイク値+12/15/18/21/24%、継続時間20秒。同じパッシブ効果は重ね掛け不可。</text:p>
          </table:table-cell>
          <table:table-cell table:number-columns-repeated="1004"/>
        </table:table-row>
        <table:table-row table:style-name="ro2">
          <table:table-cell table:formula="of:=ROW([.A52])-2" office:value-type="float" office:value="50" calcext:value-type="float">
            <text:p>5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控えにいる時、装備者のエネルギー自動回復+0.6/0.75/0.9/1.05/1.2Pt/秒。『強化特殊スキル』または『支援攻撃』が敵に命中すると、装備者の与ダメージ+3.5/4.4/5.2/6.1/7%、最大10重まで重ね掛け可能、継続時間6秒、0.3秒に1回のみ発動可能。控えにいる時、重ね掛けの効率が2倍になる。重複して発動すると継続時間が更新される。ダメージアップ効果獲得時、所持している重数が5重以上の場合、追加で装備者の異常マスタリー+50/62/75/87/100Pt。異常マスタリーアップ効果は重ね掛け不可、継続時間6秒。</text:p>
          </table:table-cell>
          <table:table-cell table:number-columns-repeated="1004"/>
        </table:table-row>
        <table:table-row table:style-name="ro2">
          <table:table-cell table:formula="of:=ROW([.A53])-2" office:value-type="float" office:value="51" calcext:value-type="float">
            <text:p>5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装備者の電気属性の状態異常蓄積効率+30/35/40/45/50%。『特殊スキル』または『強化特殊スキル』が状態異常の敵に命中すると、装備者の異常マスタリー+75/85/95/105/115Pt、継続時間15秒。装備者の異常マスタリーが375Pt以上の時、装備者による「混沌」ダメージ+25/27.5/30/32.5/35%。</text:p>
          </table:table-cell>
          <table:table-cell table:number-columns-repeated="1004"/>
        </table:table-row>
        <table:table-row table:style-name="ro2">
          <table:table-cell table:formula="of:=ROW([.A54])-2" office:value-type="float" office:value="52" calcext:value-type="float">
            <text:p>5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クイック支援』または『極限支援』発動時、装備者の衝撃力+25/28.75/32.5/36.25/40%、継続時間8秒。装備者の『通常攻撃』が敵に命中すると、ターゲットに「衰耗」を1重付与する、最大20重まで重ね掛け可能、継続時間30秒、重複して発動すると継続時間が更新される。任意のメンバーの攻撃が敵に命中した時、ターゲットの「衰耗」1重につき、今回の攻撃による氷属性ダメージと炎属性ダメージの会心ダメージ+1.5/1.72/1.95/2.17/2.4%、該当効果はチーム内でひとつしか有効にならない。</text:p>
          </table:table-cell>
          <table:table-cell table:number-columns-repeated="1004"/>
        </table:table-row>
        <table:table-row table:style-name="ro2">
          <table:table-cell table:formula="of:=ROW([.A55])-2" office:value-type="float" office:value="53" calcext:value-type="float">
            <text:p>5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『強化特殊スキル』または『連携スキル』が敵に命中すると、装備者の攻撃力+6/6.9/7.8/8.7/9.6%、継続時間8秒。ターゲットが状態異常の場合、この効果がさらに+6/6.9/7.8/8.7/9.6%。</text:p>
          </table:table-cell>
          <table:table-cell table:number-columns-repeated="1004"/>
        </table:table-row>
        <table:table-row table:style-name="ro2">
          <table:table-cell table:formula="of:=ROW([.A56])-2" office:value-type="float" office:value="54" calcext:value-type="float">
            <text:p>5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会心ダメージ+50/57/65/72/80%。『強化特殊スキル』発動時、または任意のメンバーが敵を状態異常にした時、装備者による氷属性ダメージ+20/23/26/29/32%、最大2重まで重ね掛け可能、継続時間15秒。継続時間は1重ごとに独立してカウントされる。</text:p>
          </table:table-cell>
          <table:table-cell table:number-columns-repeated="1004"/>
        </table:table-row>
        <table:table-row table:style-name="ro2">
          <table:table-cell table:formula="of:=ROW([.A57])-2" office:value-type="float" office:value="55" calcext:value-type="float">
            <text:p>5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会心率+10/11.5/13/14.5/16%。『ダッシュ攻撃』による電気属性ダメージ+40/46/52/58/64%。任意のメンバーが敵を状態異常またはブレイク状態にした時、装備者の会心率が追加で+10/11.5/13/14.5/16%、継続時間15秒。</text:p>
          </table:table-cell>
          <table:table-cell table:number-columns-repeated="1004"/>
        </table:table-row>
        <table:table-row table:style-name="ro2">
          <table:table-cell table:formula="of:=ROW([.A58])-2"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/>
          <table:table-cell table:style-name="ce30" office:value-type="string" calcext:value-type="string">
            <text:p>任意のメンバーが『クイック支援』、『連携スキル』、『パリィ支援』、『回避支援』で出場した時、装備者のエネルギーを5/5.5/6/6.5/7Pt回復する、5秒に1回のみ発動可能。装備者がエネルギーを25Pt以上消費した時、チーム全体の与ダメージ+10/11.5/13/14.5/16%、最大2重まで重ね掛け可能、継続時間20秒、重複して発動すると継続時間が更新される、該当効果はチーム内でひとつしか有効にならない。</text:p>
          </table:table-cell>
          <table:table-cell table:number-columns-repeated="1004"/>
        </table:table-row>
        <table:table-row table:style-name="ro2">
          <table:table-cell table:formula="of:=ROW([.A59])-2" office:value-type="float" office:value="57" calcext:value-type="float">
            <text:p>5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/>
          <table:table-cell table:style-name="ce30" office:value-type="string" calcext:value-type="string">
            <text:p>会心ダメージ+50/57.5/65/72.5/80%。フィールド入場時、『連携スキル』発動時および『終結スキル』発動時に、装備者が「心弦」を1重獲得する。「心弦」1重につき、装備者の『連携スキル』と『終結スキル』がターゲットの炎属性ダメージ耐性を12.5/14.5/16.5/18.5/20%無視する。最大2重まで重ね掛け可能、継続時間30秒、重複して発動すると継続時間が更新される。</text:p>
          </table:table-cell>
          <table:table-cell table:number-columns-repeated="1004"/>
        </table:table-row>
        <table:table-row table:style-name="ro3">
          <table:table-cell table:formula="of:=ROW([.A60])-2" office:value-type="float" office:value="58" calcext:value-type="float">
            <text:p>5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vered Innocence </text:p>
          </table:table-cell>
          <table:table-cell office:value-type="string" calcext:value-type="string">
            <text:p>純然たる犠牲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it-d</text:p>
          </table:table-cell>
          <table:table-cell office:value-type="float" office:value="30" calcext:value-type="float">
            <text:p>30</text:p>
          </table:table-cell>
          <table:table-cell office:value-type="float" office:value="34.5" calcext:value-type="float">
            <text:p>34.5</text:p>
          </table:table-cell>
          <table:table-cell office:value-type="float" office:value="39" calcext:value-type="float">
            <text:p>39</text:p>
          </table:table-cell>
          <table:table-cell office:value-type="float" office:value="43.5" calcext:value-type="float">
            <text:p>43.5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style-name="ce30" office:value-type="string" calcext:value-type="string">
            <text:p>会心ダメージ+30%/34.5%/39%/43.5%/48%。装備者の『通常攻撃』、『特殊スキル』、または『追加攻撃』が敵に命中した時、それぞれバフ効果を1重獲得する。バフ効果1重につき、装備者の会心ダメージが追加で+10%/11.5%/13%/14.5%/16%、最大3重まで重ね掛け可能、継続時間60秒。継続時間は1重ごとに独立してカウントされ、1回のスキルにおいて1回のみ発動可能。バフ効果を3重所持している場合、装備者による電気属性ダメージ+20%/23%/26%/29%/32%。</text:p>
          </table:table-cell>
          <table:table-cell table:number-columns-repeated="1004"/>
        </table:table-row>
        <table:table-row table:style-name="ro2">
          <table:table-cell table:formula="of:=ROW([.A61])-2" office:value-type="float" office:value="59" calcext:value-type="float">
            <text:p>59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x Cutter</text:p>
          </table:table-cell>
          <table:table-cell office:value-type="string" calcext:value-type="string">
            <text:p>ペーパーカッタ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style-name="ce30" office:value-type="string" calcext:value-type="string">
            <text:p>『追加攻撃』を発動した時、装備者の与える物理属性ダメージ+15%/17.3%/19.5%/21.8%/24%、与えるブレイク値+10%/11.5%/13%/14.5%/16%、継続時間10秒。</text:p>
          </table:table-cell>
          <table:table-cell table:number-columns-repeated="1004"/>
        </table:table-row>
        <table:table-row table:style-name="ro1" table:number-rows-repeated="33">
          <table:table-cell table:number-columns-repeated="1028"/>
        </table:table-row>
        <table:table-row table:style-name="ro1" table:number-rows-repeated="104848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>
          <table:table-cell table:number-columns-repeated="9"/>
          <table:table-cell table:style-name="ce20"/>
          <table:table-cell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stack</text:p>
          </table:table-cell>
          <table:table-cell table:number-columns-repeated="8"/>
          <table:table-cell office:value-type="string" calcext:value-type="string">
            <text:p>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arget</text:p>
          </table:table-cell>
          <table:table-cell table:style-name="ce20" office:value-type="string" calcext:value-type="string">
            <text:p>comparis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arsi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arsio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  <table:table-cell table:number-columns-repeated="27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table:number-columns-repeated="27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table:number-columns-repeated="27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  <table:table-cell table:number-columns-repeated="27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  <table:table-cell table:number-columns-repeated="27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table:number-columns-repeated="27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  <table:table-cell table:number-columns-repeated="27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  <table:table-cell table:number-columns-repeated="27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  <table:table-cell table:number-columns-repeated="27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fi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e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f</text:p>
          </table:table-cell>
          <table:table-cell table:number-columns-repeated="7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anm-b</text:p>
          </table:table-cell>
          <table:table-cell office:value-type="string" calcext:value-type="string">
            <text:p>&gt;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it-d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f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rit-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eam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nus-dm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20.654cm" svg:height="9.001cm" svg:x="13.669cm" svg:y="10.386cm">
            <draw:object draw:notify-on-update-of-ranges="Sheet9.B25:Sheet9.B30 Sheet9.C23:Sheet9.C23 Sheet9.C25:Sheet9.C30 Sheet9.D23:Sheet9.D23 Sheet9.D25:Sheet9.D30 Sheet9.E23:Sheet9.E23 Sheet9.E25:Sheet9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table:style-name="ce21"/>
          <table:table-cell table:style-name="ce25" office:value-type="string" calcext:value-type="string">
            <text:p>レベル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26" office:value-type="string" calcext:value-type="string">
            <text:p>倍率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.24" calcext:value-type="float">
            <text:p>1.24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42" calcext:value-type="float">
            <text:p>1.42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2.28" calcext:value-type="float">
            <text:p>2.28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.58" calcext:value-type="float">
            <text:p>2.58</text:p>
          </table:table-cell>
          <table:table-cell table:style-name="ce5" office:value-type="float" office:value="2.74" calcext:value-type="float">
            <text:p>2.74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3.24" calcext:value-type="float">
            <text:p>3.24</text:p>
          </table:table-cell>
          <table:table-cell table:style-name="ce5" office:value-type="float" office:value="3.44" calcext:value-type="float">
            <text:p>3.44</text:p>
          </table:table-cell>
          <table:table-cell table:style-name="ce5" office:value-type="float" office:value="3.62" calcext:value-type="float">
            <text:p>3.62</text:p>
          </table:table-cell>
          <table:table-cell table:style-name="ce5" office:value-type="float" office:value="3.82" calcext:value-type="float">
            <text:p>3.82</text:p>
          </table:table-cell>
          <table:table-cell table:style-name="ce5" office:value-type="float" office:value="4.02" calcext:value-type="float">
            <text:p>4.02</text:p>
          </table:table-cell>
          <table:table-cell table:style-name="ce5" office:value-type="float" office:value="4.22" calcext:value-type="float">
            <text:p>4.22</text:p>
          </table:table-cell>
          <table:table-cell table:style-name="ce5" office:value-type="float" office:value="4.44" calcext:value-type="float">
            <text:p>4.44</text:p>
          </table:table-cell>
          <table:table-cell table:style-name="ce5" office:value-type="float" office:value="4.66" calcext:value-type="float">
            <text:p>4.66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5.36" calcext:value-type="float">
            <text:p>5.36</text:p>
          </table:table-cell>
          <table:table-cell table:style-name="ce5" office:value-type="float" office:value="5.62" calcext:value-type="float">
            <text:p>5.62</text:p>
          </table:table-cell>
          <table:table-cell table:style-name="ce5" office:value-type="float" office:value="5.86" calcext:value-type="float">
            <text:p>5.86</text:p>
          </table:table-cell>
          <table:table-cell table:style-name="ce5" office:value-type="float" office:value="6.12" calcext:value-type="float">
            <text:p>6.12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6.66" calcext:value-type="float">
            <text:p>6.66</text:p>
          </table:table-cell>
          <table:table-cell table:style-name="ce5" office:value-type="float" office:value="6.94" calcext:value-type="float">
            <text:p>6.94</text:p>
          </table:table-cell>
          <table:table-cell table:style-name="ce5" office:value-type="float" office:value="7.22" calcext:value-type="float">
            <text:p>7.22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7.8" calcext:value-type="float">
            <text:p>7.8</text:p>
          </table:table-cell>
          <table:table-cell table:style-name="ce5" office:value-type="float" office:value="8.1" calcext:value-type="float">
            <text:p>8.1</text:p>
          </table:table-cell>
          <table:table-cell table:style-name="ce5" office:value-type="float" office:value="8.42" calcext:value-type="float">
            <text:p>8.42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9.04" calcext:value-type="float">
            <text:p>9.04</text:p>
          </table:table-cell>
          <table:table-cell table:style-name="ce5" office:value-type="float" office:value="9.38" calcext:value-type="float">
            <text:p>9.38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float" office:value="10.04" calcext:value-type="float">
            <text:p>10.04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10.74" calcext:value-type="float">
            <text:p>10.74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float" office:value="11.46" calcext:value-type="float">
            <text:p>11.46</text:p>
          </table:table-cell>
          <table:table-cell table:style-name="ce5" office:value-type="float" office:value="11.84" calcext:value-type="float">
            <text:p>11.84</text:p>
          </table:table-cell>
          <table:table-cell table:style-name="ce5" office:value-type="float" office:value="12.2" calcext:value-type="float">
            <text:p>12.2</text:p>
          </table:table-cell>
          <table:table-cell table:style-name="ce5" office:value-type="float" office:value="12.58" calcext:value-type="float">
            <text:p>12.58</text:p>
          </table:table-cell>
          <table:table-cell table:style-name="ce5" office:value-type="float" office:value="12.98" calcext:value-type="float">
            <text:p>12.98</text:p>
          </table:table-cell>
          <table:table-cell table:style-name="ce5" office:value-type="float" office:value="13.38" calcext:value-type="float">
            <text:p>13.38</text:p>
          </table:table-cell>
          <table:table-cell table:style-name="ce5" office:value-type="float" office:value="13.78" calcext:value-type="float">
            <text:p>13.78</text:p>
          </table:table-cell>
          <table:table-cell table:style-name="ce5" office:value-type="float" office:value="14.18" calcext:value-type="float">
            <text:p>14.18</text:p>
          </table:table-cell>
          <table:table-cell table:style-name="ce5" office:value-type="float" office:value="14.6" calcext:value-type="float">
            <text:p>14.6</text:p>
          </table:table-cell>
          <table:table-cell table:style-name="ce5" office:value-type="float" office:value="15.02" calcext:value-type="float">
            <text:p>15.02</text:p>
          </table:table-cell>
          <table:table-cell table:style-name="ce5" office:value-type="float" office:value="15.44" calcext:value-type="float">
            <text:p>15.44</text:p>
          </table:table-cell>
          <table:table-cell table:style-name="ce5" office:value-type="float" office:value="15.88" calcext:value-type="float">
            <text:p>15.88</text:p>
          </table:table-cell>
        </table:table-row>
        <table:table-row table:style-name="ro1">
          <table:table-cell/>
          <table:table-cell table:style-name="ce26" office:value-type="string" calcext:value-type="string">
            <text:p>上昇率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]-[.C2]" office:value-type="float" office:value="0.0800000000000001" calcext:value-type="float">
            <text:p>0.0800000000000001</text:p>
          </table:table-cell>
          <table:table-cell table:style-name="ce5" table:formula="of:=[.E2]-[.D2]" office:value-type="float" office:value="0.0799999999999999" calcext:value-type="float">
            <text:p>0.0799999999999999</text:p>
          </table:table-cell>
          <table:table-cell table:style-name="ce5" table:formula="of:=[.F2]-[.E2]" office:value-type="float" office:value="0.0800000000000001" calcext:value-type="float">
            <text:p>0.0800000000000001</text:p>
          </table:table-cell>
          <table:table-cell table:style-name="ce5" table:formula="of:=[.G2]-[.F2]" office:value-type="float" office:value="0.0800000000000001" calcext:value-type="float">
            <text:p>0.0800000000000001</text:p>
          </table:table-cell>
          <table:table-cell table:style-name="ce5" table:formula="of:=[.H2]-[.G2]" office:value-type="float" office:value="0.0999999999999999" calcext:value-type="float">
            <text:p>0.0999999999999999</text:p>
          </table:table-cell>
          <table:table-cell table:style-name="ce5" table:formula="of:=[.I2]-[.H2]" office:value-type="float" office:value="0.1" calcext:value-type="float">
            <text:p>0.1</text:p>
          </table:table-cell>
          <table:table-cell table:style-name="ce5" table:formula="of:=[.J2]-[.I2]" office:value-type="float" office:value="0.12" calcext:value-type="float">
            <text:p>0.12</text:p>
          </table:table-cell>
          <table:table-cell table:style-name="ce5" table:formula="of:=[.K2]-[.J2]" office:value-type="float" office:value="0.12" calcext:value-type="float">
            <text:p>0.12</text:p>
          </table:table-cell>
          <table:table-cell table:style-name="ce5" table:formula="of:=[.L2]-[.K2]" office:value-type="float" office:value="0.12" calcext:value-type="float">
            <text:p>0.12</text:p>
          </table:table-cell>
          <table:table-cell table:style-name="ce5" table:formula="of:=[.M2]-[.L2]" office:value-type="float" office:value="0.12" calcext:value-type="float">
            <text:p>0.12</text:p>
          </table:table-cell>
          <table:table-cell table:style-name="ce5" table:formula="of:=[.N2]-[.M2]" office:value-type="float" office:value="0.14" calcext:value-type="float">
            <text:p>0.14</text:p>
          </table:table-cell>
          <table:table-cell table:style-name="ce5" table:formula="of:=[.O2]-[.N2]" office:value-type="float" office:value="0.14" calcext:value-type="float">
            <text:p>0.14</text:p>
          </table:table-cell>
          <table:table-cell table:style-name="ce5" table:formula="of:=[.P2]-[.O2]" office:value-type="float" office:value="0.14" calcext:value-type="float">
            <text:p>0.14</text:p>
          </table:table-cell>
          <table:table-cell table:style-name="ce5" table:formula="of:=[.Q2]-[.P2]" office:value-type="float" office:value="0.16" calcext:value-type="float">
            <text:p>0.16</text:p>
          </table:table-cell>
          <table:table-cell table:style-name="ce5" table:formula="of:=[.R2]-[.Q2]" office:value-type="float" office:value="0.16" calcext:value-type="float">
            <text:p>0.16</text:p>
          </table:table-cell>
          <table:table-cell table:style-name="ce5" table:formula="of:=[.S2]-[.R2]" office:value-type="float" office:value="0.16" calcext:value-type="float">
            <text:p>0.16</text:p>
          </table:table-cell>
          <table:table-cell table:style-name="ce5" table:formula="of:=[.T2]-[.S2]" office:value-type="float" office:value="0.16" calcext:value-type="float">
            <text:p>0.16</text:p>
          </table:table-cell>
          <table:table-cell table:style-name="ce5" table:formula="of:=[.U2]-[.T2]" office:value-type="float" office:value="0.18" calcext:value-type="float">
            <text:p>0.18</text:p>
          </table:table-cell>
          <table:table-cell table:style-name="ce5" table:formula="of:=[.V2]-[.U2]" office:value-type="float" office:value="0.2" calcext:value-type="float">
            <text:p>0.2</text:p>
          </table:table-cell>
          <table:table-cell table:style-name="ce5" table:formula="of:=[.W2]-[.V2]" office:value-type="float" office:value="0.18" calcext:value-type="float">
            <text:p>0.18</text:p>
          </table:table-cell>
          <table:table-cell table:style-name="ce5" table:formula="of:=[.X2]-[.W2]" office:value-type="float" office:value="0.2" calcext:value-type="float">
            <text:p>0.2</text:p>
          </table:table-cell>
          <table:table-cell table:style-name="ce5" table:formula="of:=[.Y2]-[.X2]" office:value-type="float" office:value="0.2" calcext:value-type="float">
            <text:p>0.2</text:p>
          </table:table-cell>
          <table:table-cell table:style-name="ce5" table:formula="of:=[.Z2]-[.Y2]" office:value-type="float" office:value="0.2" calcext:value-type="float">
            <text:p>0.2</text:p>
          </table:table-cell>
          <table:table-cell table:style-name="ce5" table:formula="of:=[.AA2]-[.Z2]" office:value-type="float" office:value="0.220000000000001" calcext:value-type="float">
            <text:p>0.220000000000001</text:p>
          </table:table-cell>
          <table:table-cell table:style-name="ce5" table:formula="of:=[.AB2]-[.AA2]" office:value-type="float" office:value="0.22" calcext:value-type="float">
            <text:p>0.22</text:p>
          </table:table-cell>
          <table:table-cell table:style-name="ce5" table:formula="of:=[.AC2]-[.AB2]" office:value-type="float" office:value="0.24" calcext:value-type="float">
            <text:p>0.24</text:p>
          </table:table-cell>
          <table:table-cell table:style-name="ce5" table:formula="of:=[.AD2]-[.AC2]" office:value-type="float" office:value="0.22" calcext:value-type="float">
            <text:p>0.22</text:p>
          </table:table-cell>
          <table:table-cell table:style-name="ce5" table:formula="of:=[.AE2]-[.AD2]" office:value-type="float" office:value="0.24" calcext:value-type="float">
            <text:p>0.24</text:p>
          </table:table-cell>
          <table:table-cell table:style-name="ce5" table:formula="of:=[.AF2]-[.AE2]" office:value-type="float" office:value="0.26" calcext:value-type="float">
            <text:p>0.26</text:p>
          </table:table-cell>
          <table:table-cell table:style-name="ce5" table:formula="of:=[.AG2]-[.AF2]" office:value-type="float" office:value="0.24" calcext:value-type="float">
            <text:p>0.24</text:p>
          </table:table-cell>
          <table:table-cell table:style-name="ce5" table:formula="of:=[.AH2]-[.AG2]" office:value-type="float" office:value="0.26" calcext:value-type="float">
            <text:p>0.26</text:p>
          </table:table-cell>
          <table:table-cell table:style-name="ce5" table:formula="of:=[.AI2]-[.AH2]" office:value-type="float" office:value="0.26" calcext:value-type="float">
            <text:p>0.26</text:p>
          </table:table-cell>
          <table:table-cell table:style-name="ce5" table:formula="of:=[.AJ2]-[.AI2]" office:value-type="float" office:value="0.28" calcext:value-type="float">
            <text:p>0.28</text:p>
          </table:table-cell>
          <table:table-cell table:style-name="ce5" table:formula="of:=[.AK2]-[.AJ2]" office:value-type="float" office:value="0.28" calcext:value-type="float">
            <text:p>0.28</text:p>
          </table:table-cell>
          <table:table-cell table:style-name="ce5" table:formula="of:=[.AL2]-[.AK2]" office:value-type="float" office:value="0.279999999999999" calcext:value-type="float">
            <text:p>0.279999999999999</text:p>
          </table:table-cell>
          <table:table-cell table:style-name="ce5" table:formula="of:=[.AM2]-[.AL2]" office:value-type="float" office:value="0.28" calcext:value-type="float">
            <text:p>0.28</text:p>
          </table:table-cell>
          <table:table-cell table:style-name="ce5" table:formula="of:=[.AN2]-[.AM2]" office:value-type="float" office:value="0.3" calcext:value-type="float">
            <text:p>0.3</text:p>
          </table:table-cell>
          <table:table-cell table:style-name="ce5" table:formula="of:=[.AO2]-[.AN2]" office:value-type="float" office:value="0.3" calcext:value-type="float">
            <text:p>0.3</text:p>
          </table:table-cell>
          <table:table-cell table:style-name="ce5" table:formula="of:=[.AP2]-[.AO2]" office:value-type="float" office:value="0.32" calcext:value-type="float">
            <text:p>0.32</text:p>
          </table:table-cell>
          <table:table-cell table:style-name="ce5" table:formula="of:=[.AQ2]-[.AP2]" office:value-type="float" office:value="0.300000000000001" calcext:value-type="float">
            <text:p>0.300000000000001</text:p>
          </table:table-cell>
          <table:table-cell table:style-name="ce5" table:formula="of:=[.AR2]-[.AQ2]" office:value-type="float" office:value="0.319999999999999" calcext:value-type="float">
            <text:p>0.319999999999999</text:p>
          </table:table-cell>
          <table:table-cell table:style-name="ce5" table:formula="of:=[.AS2]-[.AR2]" office:value-type="float" office:value="0.340000000000002" calcext:value-type="float">
            <text:p>0.340000000000002</text:p>
          </table:table-cell>
          <table:table-cell table:style-name="ce5" table:formula="of:=[.AT2]-[.AS2]" office:value-type="float" office:value="0.319999999999999" calcext:value-type="float">
            <text:p>0.319999999999999</text:p>
          </table:table-cell>
          <table:table-cell table:style-name="ce5" table:formula="of:=[.AU2]-[.AT2]" office:value-type="float" office:value="0.34" calcext:value-type="float">
            <text:p>0.34</text:p>
          </table:table-cell>
          <table:table-cell table:style-name="ce5" table:formula="of:=[.AV2]-[.AU2]" office:value-type="float" office:value="0.340000000000002" calcext:value-type="float">
            <text:p>0.340000000000002</text:p>
          </table:table-cell>
          <table:table-cell table:style-name="ce5" table:formula="of:=[.AW2]-[.AV2]" office:value-type="float" office:value="0.359999999999999" calcext:value-type="float">
            <text:p>0.359999999999999</text:p>
          </table:table-cell>
          <table:table-cell table:style-name="ce5" table:formula="of:=[.AX2]-[.AW2]" office:value-type="float" office:value="0.359999999999999" calcext:value-type="float">
            <text:p>0.359999999999999</text:p>
          </table:table-cell>
          <table:table-cell table:style-name="ce5" table:formula="of:=[.AY2]-[.AX2]" office:value-type="float" office:value="0.360000000000001" calcext:value-type="float">
            <text:p>0.360000000000001</text:p>
          </table:table-cell>
          <table:table-cell table:style-name="ce5" table:formula="of:=[.AZ2]-[.AY2]" office:value-type="float" office:value="0.379999999999999" calcext:value-type="float">
            <text:p>0.379999999999999</text:p>
          </table:table-cell>
          <table:table-cell table:style-name="ce5" table:formula="of:=[.BA2]-[.AZ2]" office:value-type="float" office:value="0.359999999999999" calcext:value-type="float">
            <text:p>0.359999999999999</text:p>
          </table:table-cell>
          <table:table-cell table:style-name="ce5" table:formula="of:=[.BB2]-[.BA2]" office:value-type="float" office:value="0.380000000000001" calcext:value-type="float">
            <text:p>0.380000000000001</text:p>
          </table:table-cell>
          <table:table-cell table:style-name="ce5" table:formula="of:=[.BC2]-[.BB2]" office:value-type="float" office:value="0.4" calcext:value-type="float">
            <text:p>0.4</text:p>
          </table:table-cell>
          <table:table-cell table:style-name="ce5" table:formula="of:=[.BD2]-[.BC2]" office:value-type="float" office:value="0.4" calcext:value-type="float">
            <text:p>0.4</text:p>
          </table:table-cell>
          <table:table-cell table:style-name="ce5" table:formula="of:=[.BE2]-[.BD2]" office:value-type="float" office:value="0.399999999999999" calcext:value-type="float">
            <text:p>0.399999999999999</text:p>
          </table:table-cell>
          <table:table-cell table:style-name="ce5" table:formula="of:=[.BF2]-[.BE2]" office:value-type="float" office:value="0.4" calcext:value-type="float">
            <text:p>0.4</text:p>
          </table:table-cell>
          <table:table-cell table:style-name="ce5" table:formula="of:=[.BG2]-[.BF2]" office:value-type="float" office:value="0.42" calcext:value-type="float">
            <text:p>0.42</text:p>
          </table:table-cell>
          <table:table-cell table:style-name="ce5" table:formula="of:=[.BH2]-[.BG2]" office:value-type="float" office:value="0.42" calcext:value-type="float">
            <text:p>0.42</text:p>
          </table:table-cell>
          <table:table-cell table:style-name="ce5" table:formula="of:=[.BI2]-[.BH2]" office:value-type="float" office:value="0.42" calcext:value-type="float">
            <text:p>0.42</text:p>
          </table:table-cell>
          <table:table-cell table:style-name="ce5" table:formula="of:=[.BJ2]-[.BI2]" office:value-type="float" office:value="0.440000000000001" calcext:value-type="float">
            <text:p>0.440000000000001</text:p>
          </table:table-cell>
        </table:table-row>
        <table:table-row table:style-name="ro1">
          <table:table-cell table:style-name="ce21" office:value-type="string" calcext:value-type="string">
            <text:p>攻撃係数</text:p>
          </table:table-cell>
          <table:table-cell table:style-name="ce25" office:value-type="float" office:value="50" calcext:value-type="float">
            <text:p>50</text:p>
          </table:table-cell>
          <table:table-cell table:style-name="ce28" table:formula="of:=[.$B4]*[.C$2]" office:value-type="float" office:value="50" calcext:value-type="float">
            <text:p>50</text:p>
          </table:table-cell>
          <table:table-cell table:style-name="ce28" table:formula="of:=[.$B4]*[.D2]" office:value-type="float" office:value="54" calcext:value-type="float">
            <text:p>54</text:p>
          </table:table-cell>
          <table:table-cell table:style-name="ce28" table:formula="of:=[.$B4]*[.E2]" office:value-type="float" office:value="58" calcext:value-type="float">
            <text:p>58</text:p>
          </table:table-cell>
          <table:table-cell table:style-name="ce28" table:formula="of:=[.$B4]*[.F2]" office:value-type="float" office:value="62" calcext:value-type="float">
            <text:p>62</text:p>
          </table:table-cell>
          <table:table-cell table:style-name="ce28" table:formula="of:=[.$B4]*[.G2]" office:value-type="float" office:value="66" calcext:value-type="float">
            <text:p>66</text:p>
          </table:table-cell>
          <table:table-cell table:style-name="ce28" table:formula="of:=[.$B4]*[.H2]" office:value-type="float" office:value="71" calcext:value-type="float">
            <text:p>71</text:p>
          </table:table-cell>
          <table:table-cell table:style-name="ce28" table:formula="of:=[.$B4]*[.I2]" office:value-type="float" office:value="76" calcext:value-type="float">
            <text:p>76</text:p>
          </table:table-cell>
          <table:table-cell table:style-name="ce28" table:formula="of:=[.$B4]*[.J2]" office:value-type="float" office:value="82" calcext:value-type="float">
            <text:p>82</text:p>
          </table:table-cell>
          <table:table-cell table:style-name="ce28" table:formula="of:=[.$B4]*[.K2]" office:value-type="float" office:value="88" calcext:value-type="float">
            <text:p>88</text:p>
          </table:table-cell>
          <table:table-cell table:style-name="ce28" table:formula="of:=[.$B4]*[.L2]" office:value-type="float" office:value="94" calcext:value-type="float">
            <text:p>94</text:p>
          </table:table-cell>
          <table:table-cell table:style-name="ce28" table:formula="of:=[.$B4]*[.M2]" office:value-type="float" office:value="100" calcext:value-type="float">
            <text:p>100</text:p>
          </table:table-cell>
          <table:table-cell table:style-name="ce28" table:formula="of:=[.$B4]*[.N2]" office:value-type="float" office:value="107" calcext:value-type="float">
            <text:p>107</text:p>
          </table:table-cell>
          <table:table-cell table:style-name="ce28" table:formula="of:=[.$B4]*[.O2]" office:value-type="float" office:value="114" calcext:value-type="float">
            <text:p>114</text:p>
          </table:table-cell>
          <table:table-cell table:style-name="ce28" table:formula="of:=[.$B4]*[.P2]" office:value-type="float" office:value="121" calcext:value-type="float">
            <text:p>121</text:p>
          </table:table-cell>
          <table:table-cell table:style-name="ce28" table:formula="of:=[.$B4]*[.Q2]" office:value-type="float" office:value="129" calcext:value-type="float">
            <text:p>129</text:p>
          </table:table-cell>
          <table:table-cell table:style-name="ce28" table:formula="of:=[.$B4]*[.R2]" office:value-type="float" office:value="137" calcext:value-type="float">
            <text:p>137</text:p>
          </table:table-cell>
          <table:table-cell table:style-name="ce28" table:formula="of:=[.$B4]*[.S2]" office:value-type="float" office:value="145" calcext:value-type="float">
            <text:p>145</text:p>
          </table:table-cell>
          <table:table-cell table:style-name="ce28" table:formula="of:=[.$B4]*[.T2]" office:value-type="float" office:value="153" calcext:value-type="float">
            <text:p>153</text:p>
          </table:table-cell>
          <table:table-cell table:style-name="ce28" table:formula="of:=[.$B4]*[.U2]" office:value-type="float" office:value="162" calcext:value-type="float">
            <text:p>162</text:p>
          </table:table-cell>
          <table:table-cell table:style-name="ce28" table:formula="of:=[.$B4]*[.V2]" office:value-type="float" office:value="172" calcext:value-type="float">
            <text:p>172</text:p>
          </table:table-cell>
          <table:table-cell table:style-name="ce28" table:formula="of:=[.$B4]*[.W2]" office:value-type="float" office:value="181" calcext:value-type="float">
            <text:p>181</text:p>
          </table:table-cell>
          <table:table-cell table:style-name="ce28" table:formula="of:=[.$B4]*[.X2]" office:value-type="float" office:value="191" calcext:value-type="float">
            <text:p>191</text:p>
          </table:table-cell>
          <table:table-cell table:style-name="ce28" table:formula="of:=[.$B4]*[.Y2]" office:value-type="float" office:value="201" calcext:value-type="float">
            <text:p>201</text:p>
          </table:table-cell>
          <table:table-cell table:style-name="ce28" table:formula="of:=[.$B4]*[.Z2]" office:value-type="float" office:value="211" calcext:value-type="float">
            <text:p>211</text:p>
          </table:table-cell>
          <table:table-cell table:style-name="ce28" table:formula="of:=[.$B4]*[.AA2]" office:value-type="float" office:value="222" calcext:value-type="float">
            <text:p>222</text:p>
          </table:table-cell>
          <table:table-cell table:style-name="ce28" table:formula="of:=[.$B4]*[.AB2]" office:value-type="float" office:value="233" calcext:value-type="float">
            <text:p>233</text:p>
          </table:table-cell>
          <table:table-cell table:style-name="ce28" table:formula="of:=[.$B4]*[.AC2]" office:value-type="float" office:value="245" calcext:value-type="float">
            <text:p>245</text:p>
          </table:table-cell>
          <table:table-cell table:style-name="ce28" table:formula="of:=[.$B4]*[.AD2]" office:value-type="float" office:value="256" calcext:value-type="float">
            <text:p>256</text:p>
          </table:table-cell>
          <table:table-cell table:style-name="ce28" table:formula="of:=[.$B4]*[.AE2]" office:value-type="float" office:value="268" calcext:value-type="float">
            <text:p>268</text:p>
          </table:table-cell>
          <table:table-cell table:style-name="ce28" table:formula="of:=[.$B4]*[.AF2]" office:value-type="float" office:value="281" calcext:value-type="float">
            <text:p>281</text:p>
          </table:table-cell>
          <table:table-cell table:style-name="ce28" table:formula="of:=[.$B4]*[.AG2]" office:value-type="float" office:value="293" calcext:value-type="float">
            <text:p>293</text:p>
          </table:table-cell>
          <table:table-cell table:style-name="ce28" table:formula="of:=[.$B4]*[.AH2]" office:value-type="float" office:value="306" calcext:value-type="float">
            <text:p>306</text:p>
          </table:table-cell>
          <table:table-cell table:style-name="ce28" table:formula="of:=[.$B4]*[.AI2]" office:value-type="float" office:value="319" calcext:value-type="float">
            <text:p>319</text:p>
          </table:table-cell>
          <table:table-cell table:style-name="ce28" table:formula="of:=[.$B4]*[.AJ2]" office:value-type="float" office:value="333" calcext:value-type="float">
            <text:p>333</text:p>
          </table:table-cell>
          <table:table-cell table:style-name="ce28" table:formula="of:=[.$B4]*[.AK2]" office:value-type="float" office:value="347" calcext:value-type="float">
            <text:p>347</text:p>
          </table:table-cell>
          <table:table-cell table:style-name="ce28" table:formula="of:=[.$B4]*[.AL2]" office:value-type="float" office:value="361" calcext:value-type="float">
            <text:p>361</text:p>
          </table:table-cell>
          <table:table-cell table:style-name="ce28" table:formula="of:=[.$B4]*[.AM2]" office:value-type="float" office:value="375" calcext:value-type="float">
            <text:p>375</text:p>
          </table:table-cell>
          <table:table-cell table:style-name="ce28" table:formula="of:=[.$B4]*[.AN2]" office:value-type="float" office:value="390" calcext:value-type="float">
            <text:p>390</text:p>
          </table:table-cell>
          <table:table-cell table:style-name="ce28" table:formula="of:=[.$B4]*[.AO2]" office:value-type="float" office:value="405" calcext:value-type="float">
            <text:p>405</text:p>
          </table:table-cell>
          <table:table-cell table:style-name="ce28" table:formula="of:=[.$B4]*[.AP2]" office:value-type="float" office:value="421" calcext:value-type="float">
            <text:p>421</text:p>
          </table:table-cell>
          <table:table-cell table:style-name="ce28" table:formula="of:=[.$B4]*[.AQ2]" office:value-type="float" office:value="436" calcext:value-type="float">
            <text:p>436</text:p>
          </table:table-cell>
          <table:table-cell table:style-name="ce28" table:formula="of:=[.$B4]*[.AR2]" office:value-type="float" office:value="452" calcext:value-type="float">
            <text:p>452</text:p>
          </table:table-cell>
          <table:table-cell table:style-name="ce28" table:formula="of:=[.$B4]*[.AS2]" office:value-type="float" office:value="469" calcext:value-type="float">
            <text:p>469</text:p>
          </table:table-cell>
          <table:table-cell table:style-name="ce28" table:formula="of:=[.$B4]*[.AT2]" office:value-type="float" office:value="485" calcext:value-type="float">
            <text:p>485</text:p>
          </table:table-cell>
          <table:table-cell table:style-name="ce28" table:formula="of:=[.$B4]*[.AU2]" office:value-type="float" office:value="502" calcext:value-type="float">
            <text:p>502</text:p>
          </table:table-cell>
          <table:table-cell table:style-name="ce28" table:formula="of:=[.$B4]*[.AV2]" office:value-type="float" office:value="519" calcext:value-type="float">
            <text:p>519</text:p>
          </table:table-cell>
          <table:table-cell table:style-name="ce28" table:formula="of:=[.$B4]*[.AW2]" office:value-type="float" office:value="537" calcext:value-type="float">
            <text:p>537</text:p>
          </table:table-cell>
          <table:table-cell table:style-name="ce28" table:formula="of:=[.$B4]*[.AX2]" office:value-type="float" office:value="555" calcext:value-type="float">
            <text:p>555</text:p>
          </table:table-cell>
          <table:table-cell table:style-name="ce28" table:formula="of:=[.$B4]*[.AY2]" office:value-type="float" office:value="573" calcext:value-type="float">
            <text:p>573</text:p>
          </table:table-cell>
          <table:table-cell table:style-name="ce28" table:formula="of:=[.$B4]*[.AZ2]" office:value-type="float" office:value="592" calcext:value-type="float">
            <text:p>592</text:p>
          </table:table-cell>
          <table:table-cell table:style-name="ce28" table:formula="of:=[.$B4]*[.BA2]" office:value-type="float" office:value="610" calcext:value-type="float">
            <text:p>610</text:p>
          </table:table-cell>
          <table:table-cell table:style-name="ce28" table:formula="of:=[.$B4]*[.BB2]" office:value-type="float" office:value="629" calcext:value-type="float">
            <text:p>629</text:p>
          </table:table-cell>
          <table:table-cell table:style-name="ce28" table:formula="of:=[.$B4]*[.BC2]" office:value-type="float" office:value="649" calcext:value-type="float">
            <text:p>649</text:p>
          </table:table-cell>
          <table:table-cell table:style-name="ce28" table:formula="of:=[.$B4]*[.BD2]" office:value-type="float" office:value="669" calcext:value-type="float">
            <text:p>669</text:p>
          </table:table-cell>
          <table:table-cell table:style-name="ce28" table:formula="of:=[.$B4]*[.BE2]" office:value-type="float" office:value="689" calcext:value-type="float">
            <text:p>689</text:p>
          </table:table-cell>
          <table:table-cell table:style-name="ce28" table:formula="of:=[.$B4]*[.BF2]" office:value-type="float" office:value="709" calcext:value-type="float">
            <text:p>709</text:p>
          </table:table-cell>
          <table:table-cell table:style-name="ce28" table:formula="of:=[.$B4]*[.BG2]" office:value-type="float" office:value="730" calcext:value-type="float">
            <text:p>730</text:p>
          </table:table-cell>
          <table:table-cell table:style-name="ce28" table:formula="of:=[.$B4]*[.BH2]" office:value-type="float" office:value="751" calcext:value-type="float">
            <text:p>751</text:p>
          </table:table-cell>
          <table:table-cell table:style-name="ce28" table:formula="of:=[.$B4]*[.BI2]" office:value-type="float" office:value="772" calcext:value-type="float">
            <text:p>772</text:p>
          </table:table-cell>
          <table:table-cell table:style-name="ce28" table:formula="of:=[.$B4]*[.BJ2]"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防御係数</text:p>
          </table:table-cell>
          <table:table-cell table:style-name="ce5" office:value-type="float" office:value="45" calcext:value-type="float">
            <text:p>45</text:p>
          </table:table-cell>
          <table:table-cell table:style-name="ce28" table:formula="of:=[.$B5]*[.C$2]" office:value-type="float" office:value="45" calcext:value-type="float">
            <text:p>45</text:p>
          </table:table-cell>
          <table:table-cell table:style-name="ce28" table:formula="of:=[.$B5]*[.D$2]" office:value-type="float" office:value="48.6" calcext:value-type="float">
            <text:p>48.6</text:p>
          </table:table-cell>
          <table:table-cell table:style-name="ce28" table:formula="of:=[.$B5]*[.E$2]" office:value-type="float" office:value="52.2" calcext:value-type="float">
            <text:p>52.2</text:p>
          </table:table-cell>
          <table:table-cell table:style-name="ce28" table:formula="of:=[.$B5]*[.F$2]" office:value-type="float" office:value="55.8" calcext:value-type="float">
            <text:p>55.8</text:p>
          </table:table-cell>
          <table:table-cell table:style-name="ce28" table:formula="of:=[.$B5]*[.G$2]" office:value-type="float" office:value="59.4" calcext:value-type="float">
            <text:p>59.4</text:p>
          </table:table-cell>
          <table:table-cell table:style-name="ce28" table:formula="of:=[.$B5]*[.H$2]" office:value-type="float" office:value="63.9" calcext:value-type="float">
            <text:p>63.9</text:p>
          </table:table-cell>
          <table:table-cell table:style-name="ce28" table:formula="of:=[.$B5]*[.I$2]" office:value-type="float" office:value="68.4" calcext:value-type="float">
            <text:p>68.4</text:p>
          </table:table-cell>
          <table:table-cell table:style-name="ce28" table:formula="of:=[.$B5]*[.J$2]" office:value-type="float" office:value="73.8" calcext:value-type="float">
            <text:p>73.8</text:p>
          </table:table-cell>
          <table:table-cell table:style-name="ce28" table:formula="of:=[.$B5]*[.K$2]" office:value-type="float" office:value="79.2" calcext:value-type="float">
            <text:p>79.2</text:p>
          </table:table-cell>
          <table:table-cell table:style-name="ce28" table:formula="of:=[.$B5]*[.L$2]" office:value-type="float" office:value="84.6" calcext:value-type="float">
            <text:p>84.6</text:p>
          </table:table-cell>
          <table:table-cell table:style-name="ce28" table:formula="of:=[.$B5]*[.M$2]" office:value-type="float" office:value="90" calcext:value-type="float">
            <text:p>90</text:p>
          </table:table-cell>
          <table:table-cell table:style-name="ce28" table:formula="of:=[.$B5]*[.N$2]" office:value-type="float" office:value="96.3" calcext:value-type="float">
            <text:p>96.3</text:p>
          </table:table-cell>
          <table:table-cell table:style-name="ce28" table:formula="of:=[.$B5]*[.O$2]" office:value-type="float" office:value="102.6" calcext:value-type="float">
            <text:p>102.6</text:p>
          </table:table-cell>
          <table:table-cell table:style-name="ce28" table:formula="of:=[.$B5]*[.P$2]" office:value-type="float" office:value="108.9" calcext:value-type="float">
            <text:p>108.9</text:p>
          </table:table-cell>
          <table:table-cell table:style-name="ce28" table:formula="of:=[.$B5]*[.Q$2]" office:value-type="float" office:value="116.1" calcext:value-type="float">
            <text:p>116.1</text:p>
          </table:table-cell>
          <table:table-cell table:style-name="ce28" table:formula="of:=[.$B5]*[.R$2]" office:value-type="float" office:value="123.3" calcext:value-type="float">
            <text:p>123.3</text:p>
          </table:table-cell>
          <table:table-cell table:style-name="ce28" table:formula="of:=[.$B5]*[.S$2]" office:value-type="float" office:value="130.5" calcext:value-type="float">
            <text:p>130.5</text:p>
          </table:table-cell>
          <table:table-cell table:style-name="ce28" table:formula="of:=[.$B5]*[.T$2]" office:value-type="float" office:value="137.7" calcext:value-type="float">
            <text:p>137.7</text:p>
          </table:table-cell>
          <table:table-cell table:style-name="ce28" table:formula="of:=[.$B5]*[.U$2]" office:value-type="float" office:value="145.8" calcext:value-type="float">
            <text:p>145.8</text:p>
          </table:table-cell>
          <table:table-cell table:style-name="ce28" table:formula="of:=[.$B5]*[.V$2]" office:value-type="float" office:value="154.8" calcext:value-type="float">
            <text:p>154.8</text:p>
          </table:table-cell>
          <table:table-cell table:style-name="ce28" table:formula="of:=[.$B5]*[.W$2]" office:value-type="float" office:value="162.9" calcext:value-type="float">
            <text:p>162.9</text:p>
          </table:table-cell>
          <table:table-cell table:style-name="ce28" table:formula="of:=[.$B5]*[.X$2]" office:value-type="float" office:value="171.9" calcext:value-type="float">
            <text:p>171.9</text:p>
          </table:table-cell>
          <table:table-cell table:style-name="ce28" table:formula="of:=[.$B5]*[.Y$2]" office:value-type="float" office:value="180.9" calcext:value-type="float">
            <text:p>180.9</text:p>
          </table:table-cell>
          <table:table-cell table:style-name="ce28" table:formula="of:=[.$B5]*[.Z$2]" office:value-type="float" office:value="189.9" calcext:value-type="float">
            <text:p>189.9</text:p>
          </table:table-cell>
          <table:table-cell table:style-name="ce28" table:formula="of:=[.$B5]*[.AA$2]" office:value-type="float" office:value="199.8" calcext:value-type="float">
            <text:p>199.8</text:p>
          </table:table-cell>
          <table:table-cell table:style-name="ce28" table:formula="of:=[.$B5]*[.AB$2]" office:value-type="float" office:value="209.7" calcext:value-type="float">
            <text:p>209.7</text:p>
          </table:table-cell>
          <table:table-cell table:style-name="ce28" table:formula="of:=[.$B5]*[.AC$2]" office:value-type="float" office:value="220.5" calcext:value-type="float">
            <text:p>220.5</text:p>
          </table:table-cell>
          <table:table-cell table:style-name="ce28" table:formula="of:=[.$B5]*[.AD$2]" office:value-type="float" office:value="230.4" calcext:value-type="float">
            <text:p>230.4</text:p>
          </table:table-cell>
          <table:table-cell table:style-name="ce28" table:formula="of:=[.$B5]*[.AE$2]" office:value-type="float" office:value="241.2" calcext:value-type="float">
            <text:p>241.2</text:p>
          </table:table-cell>
          <table:table-cell table:style-name="ce28" table:formula="of:=[.$B5]*[.AF$2]" office:value-type="float" office:value="252.9" calcext:value-type="float">
            <text:p>252.9</text:p>
          </table:table-cell>
          <table:table-cell table:style-name="ce28" table:formula="of:=[.$B5]*[.AG$2]" office:value-type="float" office:value="263.7" calcext:value-type="float">
            <text:p>263.7</text:p>
          </table:table-cell>
          <table:table-cell table:style-name="ce28" table:formula="of:=[.$B5]*[.AH$2]" office:value-type="float" office:value="275.4" calcext:value-type="float">
            <text:p>275.4</text:p>
          </table:table-cell>
          <table:table-cell table:style-name="ce28" table:formula="of:=[.$B5]*[.AI$2]" office:value-type="float" office:value="287.1" calcext:value-type="float">
            <text:p>287.1</text:p>
          </table:table-cell>
          <table:table-cell table:style-name="ce28" table:formula="of:=[.$B5]*[.AJ$2]" office:value-type="float" office:value="299.7" calcext:value-type="float">
            <text:p>299.7</text:p>
          </table:table-cell>
          <table:table-cell table:style-name="ce28" table:formula="of:=[.$B5]*[.AK$2]" office:value-type="float" office:value="312.3" calcext:value-type="float">
            <text:p>312.3</text:p>
          </table:table-cell>
          <table:table-cell table:style-name="ce28" table:formula="of:=[.$B5]*[.AL$2]" office:value-type="float" office:value="324.9" calcext:value-type="float">
            <text:p>324.9</text:p>
          </table:table-cell>
          <table:table-cell table:style-name="ce28" table:formula="of:=[.$B5]*[.AM$2]" office:value-type="float" office:value="337.5" calcext:value-type="float">
            <text:p>337.5</text:p>
          </table:table-cell>
          <table:table-cell table:style-name="ce28" table:formula="of:=[.$B5]*[.AN$2]" office:value-type="float" office:value="351" calcext:value-type="float">
            <text:p>351</text:p>
          </table:table-cell>
          <table:table-cell table:style-name="ce28" table:formula="of:=[.$B5]*[.AO$2]" office:value-type="float" office:value="364.5" calcext:value-type="float">
            <text:p>364.5</text:p>
          </table:table-cell>
          <table:table-cell table:style-name="ce28" table:formula="of:=[.$B5]*[.AP$2]" office:value-type="float" office:value="378.9" calcext:value-type="float">
            <text:p>378.9</text:p>
          </table:table-cell>
          <table:table-cell table:style-name="ce28" table:formula="of:=[.$B5]*[.AQ$2]" office:value-type="float" office:value="392.4" calcext:value-type="float">
            <text:p>392.4</text:p>
          </table:table-cell>
          <table:table-cell table:style-name="ce28" table:formula="of:=[.$B5]*[.AR$2]" office:value-type="float" office:value="406.8" calcext:value-type="float">
            <text:p>406.8</text:p>
          </table:table-cell>
          <table:table-cell table:style-name="ce28" table:formula="of:=[.$B5]*[.AS$2]" office:value-type="float" office:value="422.1" calcext:value-type="float">
            <text:p>422.1</text:p>
          </table:table-cell>
          <table:table-cell table:style-name="ce28" table:formula="of:=[.$B5]*[.AT$2]" office:value-type="float" office:value="436.5" calcext:value-type="float">
            <text:p>436.5</text:p>
          </table:table-cell>
          <table:table-cell table:style-name="ce28" table:formula="of:=[.$B5]*[.AU$2]" office:value-type="float" office:value="451.8" calcext:value-type="float">
            <text:p>451.8</text:p>
          </table:table-cell>
          <table:table-cell table:style-name="ce28" table:formula="of:=[.$B5]*[.AV$2]" office:value-type="float" office:value="467.1" calcext:value-type="float">
            <text:p>467.1</text:p>
          </table:table-cell>
          <table:table-cell table:style-name="ce28" table:formula="of:=[.$B5]*[.AW$2]" office:value-type="float" office:value="483.3" calcext:value-type="float">
            <text:p>483.3</text:p>
          </table:table-cell>
          <table:table-cell table:style-name="ce28" table:formula="of:=[.$B5]*[.AX$2]" office:value-type="float" office:value="499.5" calcext:value-type="float">
            <text:p>499.5</text:p>
          </table:table-cell>
          <table:table-cell table:style-name="ce28" table:formula="of:=[.$B5]*[.AY$2]" office:value-type="float" office:value="515.7" calcext:value-type="float">
            <text:p>515.7</text:p>
          </table:table-cell>
          <table:table-cell table:style-name="ce28" table:formula="of:=[.$B5]*[.AZ$2]" office:value-type="float" office:value="532.8" calcext:value-type="float">
            <text:p>532.8</text:p>
          </table:table-cell>
          <table:table-cell table:style-name="ce28" table:formula="of:=[.$B5]*[.BA$2]" office:value-type="float" office:value="549" calcext:value-type="float">
            <text:p>549</text:p>
          </table:table-cell>
          <table:table-cell table:style-name="ce28" table:formula="of:=[.$B5]*[.BB$2]" office:value-type="float" office:value="566.1" calcext:value-type="float">
            <text:p>566.1</text:p>
          </table:table-cell>
          <table:table-cell table:style-name="ce28" table:formula="of:=[.$B5]*[.BC$2]" office:value-type="float" office:value="584.1" calcext:value-type="float">
            <text:p>584.1</text:p>
          </table:table-cell>
          <table:table-cell table:style-name="ce28" table:formula="of:=[.$B5]*[.BD$2]" office:value-type="float" office:value="602.1" calcext:value-type="float">
            <text:p>602.1</text:p>
          </table:table-cell>
          <table:table-cell table:style-name="ce28" table:formula="of:=[.$B5]*[.BE$2]" office:value-type="float" office:value="620.1" calcext:value-type="float">
            <text:p>620.1</text:p>
          </table:table-cell>
          <table:table-cell table:style-name="ce28" table:formula="of:=[.$B5]*[.BF$2]" office:value-type="float" office:value="638.1" calcext:value-type="float">
            <text:p>638.1</text:p>
          </table:table-cell>
          <table:table-cell table:style-name="ce28" table:formula="of:=[.$B5]*[.BG$2]" office:value-type="float" office:value="657" calcext:value-type="float">
            <text:p>657</text:p>
          </table:table-cell>
          <table:table-cell table:style-name="ce28" table:formula="of:=[.$B5]*[.BH$2]" office:value-type="float" office:value="675.9" calcext:value-type="float">
            <text:p>675.9</text:p>
          </table:table-cell>
          <table:table-cell table:style-name="ce28" table:formula="of:=[.$B5]*[.BI$2]" office:value-type="float" office:value="694.8" calcext:value-type="float">
            <text:p>694.8</text:p>
          </table:table-cell>
          <table:table-cell table:style-name="ce28" table:formula="of:=[.$B5]*[.BJ$2]" office:value-type="float" office:value="714.6" calcext:value-type="float">
            <text:p>714.6</text:p>
          </table:table-cell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table:style-name="ce28" table:formula="of:=[.$B6]*[.C$2]" office:value-type="float" office:value="60" calcext:value-type="float">
            <text:p>60</text:p>
          </table:table-cell>
          <table:table-cell table:style-name="ce28" table:formula="of:=[.$B6]*[.D$2]" office:value-type="float" office:value="64.8" calcext:value-type="float">
            <text:p>64.8</text:p>
          </table:table-cell>
          <table:table-cell table:style-name="ce28" table:formula="of:=[.$B6]*[.E$2]" office:value-type="float" office:value="69.6" calcext:value-type="float">
            <text:p>69.6</text:p>
          </table:table-cell>
          <table:table-cell table:style-name="ce28" table:formula="of:=[.$B6]*[.F$2]" office:value-type="float" office:value="74.4" calcext:value-type="float">
            <text:p>74.4</text:p>
          </table:table-cell>
          <table:table-cell table:style-name="ce28" table:formula="of:=[.$B6]*[.G$2]" office:value-type="float" office:value="79.2" calcext:value-type="float">
            <text:p>79.2</text:p>
          </table:table-cell>
          <table:table-cell table:style-name="ce28" table:formula="of:=[.$B6]*[.H$2]" office:value-type="float" office:value="85.2" calcext:value-type="float">
            <text:p>85.2</text:p>
          </table:table-cell>
          <table:table-cell table:style-name="ce28" table:formula="of:=[.$B6]*[.I$2]" office:value-type="float" office:value="91.2" calcext:value-type="float">
            <text:p>91.2</text:p>
          </table:table-cell>
          <table:table-cell table:style-name="ce28" table:formula="of:=[.$B6]*[.J$2]" office:value-type="float" office:value="98.4" calcext:value-type="float">
            <text:p>98.4</text:p>
          </table:table-cell>
          <table:table-cell table:style-name="ce28" table:formula="of:=[.$B6]*[.K$2]" office:value-type="float" office:value="105.6" calcext:value-type="float">
            <text:p>105.6</text:p>
          </table:table-cell>
          <table:table-cell table:style-name="ce28" table:formula="of:=[.$B6]*[.L$2]" office:value-type="float" office:value="112.8" calcext:value-type="float">
            <text:p>112.8</text:p>
          </table:table-cell>
          <table:table-cell table:style-name="ce28" table:formula="of:=[.$B6]*[.M$2]" office:value-type="float" office:value="120" calcext:value-type="float">
            <text:p>120</text:p>
          </table:table-cell>
          <table:table-cell table:style-name="ce28" table:formula="of:=[.$B6]*[.N$2]" office:value-type="float" office:value="128.4" calcext:value-type="float">
            <text:p>128.4</text:p>
          </table:table-cell>
          <table:table-cell table:style-name="ce28" table:formula="of:=[.$B6]*[.O$2]" office:value-type="float" office:value="136.8" calcext:value-type="float">
            <text:p>136.8</text:p>
          </table:table-cell>
          <table:table-cell table:style-name="ce28" table:formula="of:=[.$B6]*[.P$2]" office:value-type="float" office:value="145.2" calcext:value-type="float">
            <text:p>145.2</text:p>
          </table:table-cell>
          <table:table-cell table:style-name="ce28" table:formula="of:=[.$B6]*[.Q$2]" office:value-type="float" office:value="154.8" calcext:value-type="float">
            <text:p>154.8</text:p>
          </table:table-cell>
          <table:table-cell table:style-name="ce28" table:formula="of:=[.$B6]*[.R$2]" office:value-type="float" office:value="164.4" calcext:value-type="float">
            <text:p>164.4</text:p>
          </table:table-cell>
          <table:table-cell table:style-name="ce28" table:formula="of:=[.$B6]*[.S$2]" office:value-type="float" office:value="174" calcext:value-type="float">
            <text:p>174</text:p>
          </table:table-cell>
          <table:table-cell table:style-name="ce28" table:formula="of:=[.$B6]*[.T$2]" office:value-type="float" office:value="183.6" calcext:value-type="float">
            <text:p>183.6</text:p>
          </table:table-cell>
          <table:table-cell table:style-name="ce28" table:formula="of:=[.$B6]*[.U$2]" office:value-type="float" office:value="194.4" calcext:value-type="float">
            <text:p>194.4</text:p>
          </table:table-cell>
          <table:table-cell table:style-name="ce28" table:formula="of:=[.$B6]*[.V$2]" office:value-type="float" office:value="206.4" calcext:value-type="float">
            <text:p>206.4</text:p>
          </table:table-cell>
          <table:table-cell table:style-name="ce28" table:formula="of:=[.$B6]*[.W$2]" office:value-type="float" office:value="217.2" calcext:value-type="float">
            <text:p>217.2</text:p>
          </table:table-cell>
          <table:table-cell table:style-name="ce28" table:formula="of:=[.$B6]*[.X$2]" office:value-type="float" office:value="229.2" calcext:value-type="float">
            <text:p>229.2</text:p>
          </table:table-cell>
          <table:table-cell table:style-name="ce28" table:formula="of:=[.$B6]*[.Y$2]" office:value-type="float" office:value="241.2" calcext:value-type="float">
            <text:p>241.2</text:p>
          </table:table-cell>
          <table:table-cell table:style-name="ce28" table:formula="of:=[.$B6]*[.Z$2]" office:value-type="float" office:value="253.2" calcext:value-type="float">
            <text:p>253.2</text:p>
          </table:table-cell>
          <table:table-cell table:style-name="ce28" table:formula="of:=[.$B6]*[.AA$2]" office:value-type="float" office:value="266.4" calcext:value-type="float">
            <text:p>266.4</text:p>
          </table:table-cell>
          <table:table-cell table:style-name="ce28" table:formula="of:=[.$B6]*[.AB$2]" office:value-type="float" office:value="279.6" calcext:value-type="float">
            <text:p>279.6</text:p>
          </table:table-cell>
          <table:table-cell table:style-name="ce28" table:formula="of:=[.$B6]*[.AC$2]" office:value-type="float" office:value="294" calcext:value-type="float">
            <text:p>294</text:p>
          </table:table-cell>
          <table:table-cell table:style-name="ce28" table:formula="of:=[.$B6]*[.AD$2]" office:value-type="float" office:value="307.2" calcext:value-type="float">
            <text:p>307.2</text:p>
          </table:table-cell>
          <table:table-cell table:style-name="ce28" table:formula="of:=[.$B6]*[.AE$2]" office:value-type="float" office:value="321.6" calcext:value-type="float">
            <text:p>321.6</text:p>
          </table:table-cell>
          <table:table-cell table:style-name="ce28" table:formula="of:=[.$B6]*[.AF$2]" office:value-type="float" office:value="337.2" calcext:value-type="float">
            <text:p>337.2</text:p>
          </table:table-cell>
          <table:table-cell table:style-name="ce28" table:formula="of:=[.$B6]*[.AG$2]" office:value-type="float" office:value="351.6" calcext:value-type="float">
            <text:p>351.6</text:p>
          </table:table-cell>
          <table:table-cell table:style-name="ce28" table:formula="of:=[.$B6]*[.AH$2]" office:value-type="float" office:value="367.2" calcext:value-type="float">
            <text:p>367.2</text:p>
          </table:table-cell>
          <table:table-cell table:style-name="ce28" table:formula="of:=[.$B6]*[.AI$2]" office:value-type="float" office:value="382.8" calcext:value-type="float">
            <text:p>382.8</text:p>
          </table:table-cell>
          <table:table-cell table:style-name="ce28" table:formula="of:=[.$B6]*[.AJ$2]" office:value-type="float" office:value="399.6" calcext:value-type="float">
            <text:p>399.6</text:p>
          </table:table-cell>
          <table:table-cell table:style-name="ce28" table:formula="of:=[.$B6]*[.AK$2]" office:value-type="float" office:value="416.4" calcext:value-type="float">
            <text:p>416.4</text:p>
          </table:table-cell>
          <table:table-cell table:style-name="ce28" table:formula="of:=[.$B6]*[.AL$2]" office:value-type="float" office:value="433.2" calcext:value-type="float">
            <text:p>433.2</text:p>
          </table:table-cell>
          <table:table-cell table:style-name="ce28" table:formula="of:=[.$B6]*[.AM$2]" office:value-type="float" office:value="450" calcext:value-type="float">
            <text:p>450</text:p>
          </table:table-cell>
          <table:table-cell table:style-name="ce28" table:formula="of:=[.$B6]*[.AN$2]" office:value-type="float" office:value="468" calcext:value-type="float">
            <text:p>468</text:p>
          </table:table-cell>
          <table:table-cell table:style-name="ce28" table:formula="of:=[.$B6]*[.AO$2]" office:value-type="float" office:value="486" calcext:value-type="float">
            <text:p>486</text:p>
          </table:table-cell>
          <table:table-cell table:style-name="ce28" table:formula="of:=[.$B6]*[.AP$2]" office:value-type="float" office:value="505.2" calcext:value-type="float">
            <text:p>505.2</text:p>
          </table:table-cell>
          <table:table-cell table:style-name="ce28" table:formula="of:=[.$B6]*[.AQ$2]" office:value-type="float" office:value="523.2" calcext:value-type="float">
            <text:p>523.2</text:p>
          </table:table-cell>
          <table:table-cell table:style-name="ce28" table:formula="of:=[.$B6]*[.AR$2]" office:value-type="float" office:value="542.4" calcext:value-type="float">
            <text:p>542.4</text:p>
          </table:table-cell>
          <table:table-cell table:style-name="ce28" table:formula="of:=[.$B6]*[.AS$2]" office:value-type="float" office:value="562.8" calcext:value-type="float">
            <text:p>562.8</text:p>
          </table:table-cell>
          <table:table-cell table:style-name="ce28" table:formula="of:=[.$B6]*[.AT$2]" office:value-type="float" office:value="582" calcext:value-type="float">
            <text:p>582</text:p>
          </table:table-cell>
          <table:table-cell table:style-name="ce28" table:formula="of:=[.$B6]*[.AU$2]" office:value-type="float" office:value="602.4" calcext:value-type="float">
            <text:p>602.4</text:p>
          </table:table-cell>
          <table:table-cell table:style-name="ce28" table:formula="of:=[.$B6]*[.AV$2]" office:value-type="float" office:value="622.8" calcext:value-type="float">
            <text:p>622.8</text:p>
          </table:table-cell>
          <table:table-cell table:style-name="ce28" table:formula="of:=[.$B6]*[.AW$2]" office:value-type="float" office:value="644.4" calcext:value-type="float">
            <text:p>644.4</text:p>
          </table:table-cell>
          <table:table-cell table:style-name="ce28" table:formula="of:=[.$B6]*[.AX$2]" office:value-type="float" office:value="666" calcext:value-type="float">
            <text:p>666</text:p>
          </table:table-cell>
          <table:table-cell table:style-name="ce28" table:formula="of:=[.$B6]*[.AY$2]" office:value-type="float" office:value="687.6" calcext:value-type="float">
            <text:p>687.6</text:p>
          </table:table-cell>
          <table:table-cell table:style-name="ce28" table:formula="of:=[.$B6]*[.AZ$2]" office:value-type="float" office:value="710.4" calcext:value-type="float">
            <text:p>710.4</text:p>
          </table:table-cell>
          <table:table-cell table:style-name="ce28" table:formula="of:=[.$B6]*[.BA$2]" office:value-type="float" office:value="732" calcext:value-type="float">
            <text:p>732</text:p>
          </table:table-cell>
          <table:table-cell table:style-name="ce28" table:formula="of:=[.$B6]*[.BB$2]" office:value-type="float" office:value="754.8" calcext:value-type="float">
            <text:p>754.8</text:p>
          </table:table-cell>
          <table:table-cell table:style-name="ce28" table:formula="of:=[.$B6]*[.BC$2]" office:value-type="float" office:value="778.8" calcext:value-type="float">
            <text:p>778.8</text:p>
          </table:table-cell>
          <table:table-cell table:style-name="ce28" table:formula="of:=[.$B6]*[.BD$2]" office:value-type="float" office:value="802.8" calcext:value-type="float">
            <text:p>802.8</text:p>
          </table:table-cell>
          <table:table-cell table:style-name="ce28" table:formula="of:=[.$B6]*[.BE$2]" office:value-type="float" office:value="826.8" calcext:value-type="float">
            <text:p>826.8</text:p>
          </table:table-cell>
          <table:table-cell table:style-name="ce28" table:formula="of:=[.$B6]*[.BF$2]" office:value-type="float" office:value="850.8" calcext:value-type="float">
            <text:p>850.8</text:p>
          </table:table-cell>
          <table:table-cell table:style-name="ce28" table:formula="of:=[.$B6]*[.BG$2]" office:value-type="float" office:value="876" calcext:value-type="float">
            <text:p>876</text:p>
          </table:table-cell>
          <table:table-cell table:style-name="ce28" table:formula="of:=[.$B6]*[.BH$2]" office:value-type="float" office:value="901.2" calcext:value-type="float">
            <text:p>901.2</text:p>
          </table:table-cell>
          <table:table-cell table:style-name="ce28" table:formula="of:=[.$B6]*[.BI$2]" office:value-type="float" office:value="926.4" calcext:value-type="float">
            <text:p>926.4</text:p>
          </table:table-cell>
          <table:table-cell table:style-name="ce28" table:formula="of:=[.$B6]*[.BJ$2]" office:value-type="float" office:value="952.8" calcext:value-type="float">
            <text:p>952.8</text:p>
          </table:table-cell>
        </table:table-row>
        <table:table-row table:style-name="ro1">
          <table:table-cell table:number-columns-repeated="62"/>
        </table:table-row>
        <table:table-row table:style-name="ro1">
          <table:table-cell/>
          <table:table-cell office:value-type="string" calcext:value-type="string">
            <text:p>基礎攻撃力</text:p>
          </table:table-cell>
          <table:table-cell office:value-type="string" calcext:value-type="string">
            <text:p>スキル倍率</text:p>
          </table:table-cell>
          <table:table-cell office:value-type="string" calcext:value-type="string">
            <text:p>敵防御基礎値</text:p>
          </table:table-cell>
          <table:table-cell office:value-type="string" calcext:value-type="string">
            <text:p>敵Lv</text:p>
          </table:table-cell>
          <table:table-cell office:value-type="string" calcext:value-type="string">
            <text:p>攻撃側Lv係数</text:p>
          </table:table-cell>
          <table:table-cell table:number-columns-repeated="56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style-name="ce3" office:value-type="percentage" office:value="0.626" calcext:value-type="percentage">
            <text:p>63%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94" calcext:value-type="float">
            <text:p>794</text:p>
          </table:table-cell>
          <table:table-cell table:number-columns-repeated="56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ダメージ出力</text:p>
          </table:table-cell>
          <table:table-cell/>
          <table:table-cell office:value-type="string" calcext:value-type="string">
            <text:p>攻撃力</text:p>
          </table:table-cell>
          <table:table-cell office:value-type="string" calcext:value-type="string">
            <text:p>スキル倍率</text:p>
          </table:table-cell>
          <table:table-cell office:value-type="string" calcext:value-type="string">
            <text:p>ダメージボーナス</text:p>
          </table:table-cell>
          <table:table-cell office:value-type="string" calcext:value-type="string">
            <text:p>特殊補正</text:p>
          </table:table-cell>
          <table:table-cell office:value-type="string" calcext:value-type="string">
            <text:p>会心補正</text:p>
          </table:table-cell>
          <table:table-cell office:value-type="string" calcext:value-type="string">
            <text:p>ブレイク倍率</text:p>
          </table:table-cell>
          <table:table-cell office:value-type="string" calcext:value-type="string">
            <text:p>防御補正</text:p>
          </table:table-cell>
          <table:table-cell office:value-type="string" calcext:value-type="string">
            <text:p>耐性補正</text:p>
          </table:table-cell>
          <table:table-cell table:number-columns-repeated="52"/>
        </table:table-row>
        <table:table-row table:style-name="ro1">
          <table:table-cell table:style-name="ce22" table:formula="of:=[.C12]*[.D12]*[.E12]*[.F12]*[.G12]*[.H12]*[.I12]*[.J12]" office:value-type="float" office:value="870.863742550656" calcext:value-type="float">
            <text:p>871</text:p>
          </table:table-cell>
          <table:table-cell table:style-name="ce27" office:value-type="string" calcext:value-type="string">
            <text:p>=</text:p>
          </table:table-cell>
          <table:table-cell table:style-name="ce22" table:formula="of:=[.C18]" office:value-type="float" office:value="1470" calcext:value-type="float">
            <text:p>1470</text:p>
          </table:table-cell>
          <table:table-cell table:style-name="ce3" table:formula="of:=[.C9]" office:value-type="percentage" office:value="0.626" calcext:value-type="percentage">
            <text:p>63%</text:p>
          </table:table-cell>
          <table:table-cell table:number-columns-repeated="4" table:style-name="ce3" office:value-type="percentage" office:value="1" calcext:value-type="percentage">
            <text:p>100%</text:p>
          </table:table-cell>
          <table:table-cell table:style-name="ce6" table:formula="of:=[.I15]" office:value-type="percentage" office:value="0.946364719904648" calcext:value-type="percentage">
            <text:p>94.6%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5"/>
          <table:table-cell table:style-name="ce29" office:value-type="string" calcext:value-type="string">
            <text:p>↑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5"/>
          <table:table-cell table:style-name="ce29" office:value-type="string" calcext:value-type="string">
            <text:p>↑</text:p>
          </table:table-cell>
          <table:table-cell office:value-type="string" calcext:value-type="string">
            <text:p>レベル係数</text:p>
          </table:table-cell>
          <table:table-cell office:value-type="string" calcext:value-type="string">
            <text:p>有効防御力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5"/>
          <table:table-cell table:style-name="ce6" table:formula="of:=[.J15]/([.J15]+[.K15])" office:value-type="percentage" office:value="0.946364719904648" calcext:value-type="percentage">
            <text:p>94.6%</text:p>
          </table:table-cell>
          <table:table-cell table:formula="of:=[.F9]" office:value-type="float" office:value="794" calcext:value-type="float">
            <text:p>794</text:p>
          </table:table-cell>
          <table:table-cell table:formula="of:=IF([.K18]&lt;0;0;[.K18])" office:value-type="float" office:value="45" calcext:value-type="float">
            <text:p>4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table:number-columns-repeated="7"/>
          <table:table-cell table:style-name="ce29" office:value-type="string" calcext:value-type="string">
            <text:p>↑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29" office:value-type="string" calcext:value-type="string">
            <text:p>↑</text:p>
          </table:table-cell>
          <table:table-cell office:value-type="string" calcext:value-type="string">
            <text:p>基礎攻撃力</text:p>
          </table:table-cell>
          <table:table-cell office:value-type="string" calcext:value-type="string">
            <text:p>攻撃力倍率</text:p>
          </table:table-cell>
          <table:table-cell office:value-type="string" calcext:value-type="string">
            <text:p>攻撃力加算</text:p>
          </table:table-cell>
          <table:table-cell office:value-type="string" calcext:value-type="string">
            <text:p>攻撃力倍率バフ</text:p>
          </table:table-cell>
          <table:table-cell office:value-type="string" calcext:value-type="string">
            <text:p>攻撃力加算バフ</text:p>
          </table:table-cell>
          <table:table-cell table:number-columns-repeated="2"/>
          <table:table-cell table:style-name="ce29" office:value-type="string" calcext:value-type="string">
            <text:p>↑</text:p>
          </table:table-cell>
          <table:table-cell office:value-type="string" calcext:value-type="string">
            <text:p>防御力</text:p>
          </table:table-cell>
          <table:table-cell office:value-type="string" calcext:value-type="string">
            <text:p>防御デバフ</text:p>
          </table:table-cell>
          <table:table-cell office:value-type="string" calcext:value-type="string">
            <text:p>貫通率</text:p>
          </table:table-cell>
          <table:table-cell office:value-type="string" calcext:value-type="string">
            <text:p>貫通値</text:p>
          </table:table-cell>
          <table:table-cell table:number-columns-repeated="47"/>
        </table:table-row>
        <table:table-row table:style-name="ro1">
          <table:table-cell table:number-columns-repeated="2"/>
          <table:table-cell table:formula="of:=([.D18]*([.E18])+[.F18])*[.G18]+[.H18]" office:value-type="float" office:value="1470" calcext:value-type="float">
            <text:p>1470</text:p>
          </table:table-cell>
          <table:table-cell table:formula="of:=[.B9]" office:value-type="float" office:value="1470" calcext:value-type="float">
            <text:p>1470</text:p>
          </table:table-cell>
          <table:table-cell table:style-name="ce3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]*(1-[.M18])*(1-[.N18]))-[.O18]" office:value-type="float" office:value="45" calcext:value-type="float">
            <text:p>45</text:p>
          </table:table-cell>
          <table:table-cell table:formula="of:=[.L21]" office:value-type="float" office:value="45" calcext:value-type="float">
            <text:p>45</text:p>
          </table:table-cell>
          <table:table-cell table:number-columns-repeated="2" table:style-name="ce3" office:value-type="percentage" office:value="0" calcext:value-type="percentage">
            <text:p>0%</text:p>
          </table:table-cell>
          <table:table-cell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12"/>
          <table:table-cell office:value-type="string" calcext:value-type="string">
            <text:p>防御基礎値</text:p>
          </table:table-cell>
          <table:table-cell office:value-type="string" calcext:value-type="string">
            <text:p>敵レベル</text:p>
          </table:table-cell>
          <table:table-cell office:value-type="string" calcext:value-type="string">
            <text:p>上昇率</text:p>
          </table:table-cell>
          <table:table-cell table:number-columns-repeated="47"/>
        </table:table-row>
        <table:table-row table:style-name="ro1">
          <table:table-cell table:number-columns-repeated="11"/>
          <table:table-cell table:formula="of:=[.M21]+([.M21]*[.O21]*([.N21]-1))" office:value-type="float" office:value="45" calcext:value-type="float">
            <text:p>45</text:p>
          </table:table-cell>
          <table:table-cell table:formula="of:=[.D9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2" table:formula="of:=[.M26]" office:value-type="percentage" office:value="0.252203389830508" calcext:value-type="percentage">
            <text:p>25.22%</text:p>
          </table:table-cell>
          <table:table-cell table:number-columns-repeated="47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基礎値</text:p>
          </table:table-cell>
          <table:table-cell office:value-type="string" calcext:value-type="string">
            <text:p>敵Lv</text:p>
          </table:table-cell>
          <table:table-cell office:value-type="string" calcext:value-type="string">
            <text:p>実ダメージ</text:p>
          </table:table-cell>
          <table:table-cell office:value-type="string" calcext:value-type="string">
            <text:p>防御補正</text:p>
          </table:table-cell>
          <table:table-cell office:value-type="string" calcext:value-type="string">
            <text:p>有効防御力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0.86" calcext:value-type="float">
            <text:p>870.86</text:p>
          </table:table-cell>
          <table:table-cell table:formula="of:=[.$C24]/[.$C$12]/[.$D$12]/[.$E$12]/[.$F$12]/[.$G$12]/[.$H$12]/[.$J$12]" office:value-type="float" office:value="0.946360652887353" calcext:value-type="float">
            <text:p>0.946360652887353</text:p>
          </table:table-cell>
          <table:table-cell table:formula="of:=([.$J$15]/[.D24])-[.$J$15]" office:value-type="float" office:value="45.0036056312151" calcext:value-type="float">
            <text:p>45.003605631215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table:formula="of:=[.$C25]/[.$C$12]/[.$D$12]/[.$E$12]/[.$F$12]/[.$G$12]/[.$H$12]/[.$J$12]" office:value-type="float" office:value="0.904131620699398" calcext:value-type="float">
            <text:p>0.904131620699398</text:p>
          </table:table-cell>
          <table:table-cell table:formula="of:=([.$J$15]/[.D25])-[.$J$15]" office:value-type="float" office:value="84.1907211538461" calcext:value-type="float">
            <text:p>84.1907211538461</text:p>
          </table:table-cell>
          <table:table-cell table:formula="of:=[.E25]-[.$A$25]" office:value-type="float" office:value="39.1907211538461" calcext:value-type="float">
            <text:p>39.1907211538461</text:p>
          </table:table-cell>
          <table:table-cell table:formula="of:=[.F25]/9" office:value-type="float" office:value="4.35452457264957" calcext:value-type="float">
            <text:p>4.35452457264957</text:p>
          </table:table-cell>
          <table:table-cell table:formula="of:=[.G25]/[.A25]" office:value-type="float" office:value="0.0967672127255459" calcext:value-type="float">
            <text:p>0.0967672127255459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71" calcext:value-type="float">
            <text:p>771</text:p>
          </table:table-cell>
          <table:table-cell table:formula="of:=[.$C26]/[.$C$12]/[.$D$12]/[.$E$12]/[.$F$12]/[.$G$12]/[.$H$12]/[.$J$12]" office:value-type="float" office:value="0.837843124470235" calcext:value-type="float">
            <text:p>0.837843124470235</text:p>
          </table:table-cell>
          <table:table-cell table:formula="of:=([.$J$15]/[.D26])-[.$J$15]" office:value-type="float" office:value="153.671439688716" calcext:value-type="float">
            <text:p>153.671439688716</text:p>
          </table:table-cell>
          <table:table-cell table:formula="of:=[.E26]-[.$A$25]" office:value-type="float" office:value="108.671439688716" calcext:value-type="float">
            <text:p>108.671439688716</text:p>
          </table:table-cell>
          <table:table-cell table:formula="of:=[.F26]/10" office:value-type="float" office:value="10.8671439688716" calcext:value-type="float">
            <text:p>10.8671439688716</text:p>
          </table:table-cell>
          <table:table-cell table:number-columns-repeated="5"/>
          <table:table-cell table:formula="of:=(952.8-60)/59/60" office:value-type="float" office:value="0.252203389830508" calcext:value-type="float">
            <text:p>0.252203389830508</text:p>
          </table:table-cell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table:formula="of:=[.$C27]/[.$C$12]/[.$D$12]/[.$E$12]/[.$F$12]/[.$G$12]/[.$H$12]/[.$J$12]" office:value-type="float" office:value="0.758514268327139" calcext:value-type="float">
            <text:p>0.758514268327139</text:p>
          </table:table-cell>
          <table:table-cell table:formula="of:=([.$J$15]/[.D27])-[.$J$15]" office:value-type="float" office:value="252.783209169054" calcext:value-type="float">
            <text:p>252.783209169054</text:p>
          </table:table-cell>
          <table:table-cell table:formula="of:=[.E27]-[.$A$25]" office:value-type="float" office:value="207.783209169054" calcext:value-type="float">
            <text:p>207.783209169054</text:p>
          </table:table-cell>
          <table:table-cell table:formula="of:=[.F27]/10" office:value-type="float" office:value="20.7783209169054" calcext:value-type="float">
            <text:p>20.778320916905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23" calcext:value-type="float">
            <text:p>623</text:p>
          </table:table-cell>
          <table:table-cell table:formula="of:=[.$C28]/[.$C$12]/[.$D$12]/[.$E$12]/[.$F$12]/[.$G$12]/[.$H$12]/[.$J$12]" office:value-type="float" office:value="0.677012018865054" calcext:value-type="float">
            <text:p>0.677012018865054</text:p>
          </table:table-cell>
          <table:table-cell table:formula="of:=([.$J$15]/[.D28])-[.$J$15]" office:value-type="float" office:value="378.800449438202" calcext:value-type="float">
            <text:p>378.800449438202</text:p>
          </table:table-cell>
          <table:table-cell table:formula="of:=[.E28]-[.$A$25]" office:value-type="float" office:value="333.800449438202" calcext:value-type="float">
            <text:p>333.800449438202</text:p>
          </table:table-cell>
          <table:table-cell table:formula="of:=[.F28]/10" office:value-type="float" office:value="33.3800449438202" calcext:value-type="float">
            <text:p>33.380044943820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table:formula="of:=[.$C29]/[.$C$12]/[.$D$12]/[.$E$12]/[.$F$12]/[.$G$12]/[.$H$12]/[.$J$12]" office:value-type="float" office:value="0.598769859381452" calcext:value-type="float">
            <text:p>0.598769859381452</text:p>
          </table:table-cell>
          <table:table-cell table:formula="of:=([.$J$15]/[.D29])-[.$J$15]" office:value-type="float" office:value="532.052050816697" calcext:value-type="float">
            <text:p>532.052050816697</text:p>
          </table:table-cell>
          <table:table-cell table:formula="of:=[.E29]-[.$A$25]" office:value-type="float" office:value="487.052050816697" calcext:value-type="float">
            <text:p>487.052050816697</text:p>
          </table:table-cell>
          <table:table-cell table:formula="of:=[.F29]/10" office:value-type="float" office:value="48.7052050816697" calcext:value-type="float">
            <text:p>48.7052050816697</text:p>
          </table:table-cell>
          <table:table-cell table:number-columns-repeated="5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85" calcext:value-type="float">
            <text:p>485</text:p>
          </table:table-cell>
          <table:table-cell table:formula="of:=[.$C30]/[.$C$12]/[.$D$12]/[.$E$12]/[.$F$12]/[.$G$12]/[.$H$12]/[.$J$12]" office:value-type="float" office:value="0.527047879854817" calcext:value-type="float">
            <text:p>0.527047879854817</text:p>
          </table:table-cell>
          <table:table-cell table:formula="of:=([.$J$15]/[.D30])-[.$J$15]" office:value-type="float" office:value="712.504494845361" calcext:value-type="float">
            <text:p>712.504494845361</text:p>
          </table:table-cell>
          <table:table-cell table:formula="of:=[.E30]-[.$A$25]" office:value-type="float" office:value="667.504494845361" calcext:value-type="float">
            <text:p>667.504494845361</text:p>
          </table:table-cell>
          <table:table-cell table:formula="of:=[.F30]/10" office:value-type="float" office:value="66.7504494845361" calcext:value-type="float">
            <text:p>66.7504494845361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, 游ゴシック, メイリオ" style:font-family-generic="modern" style:font-pitch="fixed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00/00/00</text:date>, <text:time style:data-style-name="N2" text:time-value="15:23:19.182735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15T16:50:16.608385600</dc:date>
    <meta:editing-duration>P9DT17H20M1S</meta:editing-duration>
    <meta:editing-cycles>47</meta:editing-cycles>
    <meta:generator>LibreOffice/25.2.0.3$Windows_X86_64 LibreOffice_project/e1cf4a87eb02d755bce1a01209907ea5ddc8f069</meta:generator>
    <meta:document-statistic meta:table-count="9" meta:cell-count="463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55cm" svg:height="9.002cm" xlink:href=".." xlink:type="simple" chart:class="chart:line" chart:style-name="ch1">
        <chart:legend chart:legend-position="end" svg:x="16.974cm" svg:y="3.94cm" style:legend-expansion="custom" svg:width="3.679cm" svg:height="1.097cm" style:legend-expansion-aspect-ratio="3.35369188696445" chart:style-name="ch2"/>
        <chart:plot-area chart:style-name="ch3" svg:x="0.886cm" svg:y="0.149cm" svg:width="16.939cm" svg:height="8.64cm">
          <chart:coordinate-region svg:x="1.711cm" svg:y="0.348cm" svg:width="15.921cm" svg:height="7.794cm"/>
          <chart:axis chart:dimension="x" chart:name="primary-x" chart:style-name="ch4" chartooo:axis-type="auto">
            <chartooo:date-scale/>
            <chart:categories table:cell-range-address="Sheet9.B25:Sheet9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9.C25:Sheet9.C30" chart:label-cell-address="Sheet9.C23:Sheet9.C23" chart:class="chart:line">
            <chart:data-point chart:repeated="6"/>
          </chart:series>
          <chart:series chart:style-name="ch8" chart:values-cell-range-address="Sheet9.D25:Sheet9.D30" chart:label-cell-address="Sheet9.D23:Sheet9.D23" chart:class="chart:line">
            <chart:data-point chart:repeated="6"/>
          </chart:series>
          <chart:series chart:style-name="ch9" chart:values-cell-range-address="Sheet9.E25:Sheet9.E30" chart:label-cell-address="Sheet9.E23:Sheet9.E2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実ダメージ</text:p>
                <draw:g>
                  <svg:desc>Sheet9.C23:Sheet9.C23</svg:desc>
                </draw:g>
              </table:table-cell>
              <table:table-cell office:value-type="string">
                <text:p>防御補正</text:p>
                <draw:g>
                  <svg:desc>Sheet9.D23:Sheet9.D23</svg:desc>
                </draw:g>
              </table:table-cell>
              <table:table-cell office:value-type="string">
                <text:p>有効防御力</text:p>
                <draw:g>
                  <svg:desc>Sheet9.E23:Sheet9.E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9.B25:Sheet9.B30</svg:desc>
                </draw:g>
              </table:table-cell>
              <table:table-cell office:value-type="float" office:value="832">
                <text:p>832</text:p>
                <draw:g>
                  <svg:desc>Sheet9.C25:Sheet9.C30</svg:desc>
                </draw:g>
              </table:table-cell>
              <table:table-cell office:value-type="float" office:value="0.904131620699398">
                <text:p>0.904131620699398</text:p>
                <draw:g>
                  <svg:desc>Sheet9.D25:Sheet9.D30</svg:desc>
                </draw:g>
              </table:table-cell>
              <table:table-cell office:value-type="float" office:value="84.1907211538461">
                <text:p>84.1907211538461</text:p>
                <draw:g>
                  <svg:desc>Sheet9.E25:Sheet9.E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71">
                <text:p>771</text:p>
              </table:table-cell>
              <table:table-cell office:value-type="float" office:value="0.837843124470235">
                <text:p>0.837843124470235</text:p>
              </table:table-cell>
              <table:table-cell office:value-type="float" office:value="153.671439688716">
                <text:p>153.6714396887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98">
                <text:p>698</text:p>
              </table:table-cell>
              <table:table-cell office:value-type="float" office:value="0.758514268327139">
                <text:p>0.758514268327139</text:p>
              </table:table-cell>
              <table:table-cell office:value-type="float" office:value="252.783209169054">
                <text:p>252.7832091690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3">
                <text:p>623</text:p>
              </table:table-cell>
              <table:table-cell office:value-type="float" office:value="0.677012018865054">
                <text:p>0.677012018865054</text:p>
              </table:table-cell>
              <table:table-cell office:value-type="float" office:value="378.800449438202">
                <text:p>378.8004494382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1">
                <text:p>551</text:p>
              </table:table-cell>
              <table:table-cell office:value-type="float" office:value="0.598769859381452">
                <text:p>0.598769859381452</text:p>
              </table:table-cell>
              <table:table-cell office:value-type="float" office:value="532.052050816697">
                <text:p>532.0520508166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5">
                <text:p>485</text:p>
              </table:table-cell>
              <table:table-cell office:value-type="float" office:value="0.527047879854817">
                <text:p>0.527047879854817</text:p>
              </table:table-cell>
              <table:table-cell office:value-type="float" office:value="712.504494845361">
                <text:p>712.504494845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0.3$Windows_X86_64 LibreOffice_project/e1cf4a87eb02d755bce1a01209907ea5ddc8f06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